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8"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071cm" svg:stroke-color="#8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10"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1" style:family="graphic">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12" style:family="graphic">
      <style:graphic-properties draw:stroke="solid" svg:stroke-width="0.035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style:style>
    <style:style style:name="gr13"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5" style:family="graphic">
      <style:graphic-properties draw:stroke="solid" svg:stroke-width="0.035cm" svg:stroke-color="#000000" draw:stroke-linejoin="miter" draw:fill="solid" draw:fill-color="#ccffcc" draw:textarea-horizontal-align="justify" draw:textarea-vertical-align="middle" draw:auto-grow-height="false" fo:padding-top="0.128cm" fo:padding-bottom="0.128cm" fo:padding-left="0.256cm" fo:padding-right="0.256cm" fo:wrap-option="no-wrap" draw:shadow="hidden"/>
    </style:style>
    <style:style style:name="gr16" style:family="graphic">
      <style:graphic-properties draw:stroke="solid" svg:stroke-width="0.044cm" svg:stroke-color="#000000" draw:stroke-linejoin="miter" draw:fill="solid" draw:fill-color="#ccffff" draw:textarea-horizontal-align="justify" draw:textarea-vertical-align="middle" draw:auto-grow-height="false" fo:padding-top="0.128cm" fo:padding-bottom="0.128cm" fo:padding-left="0.256cm" fo:padding-right="0.256cm" fo:wrap-option="no-wrap" draw:shadow="hidden"/>
    </style:style>
    <style:style style:name="gr17"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20"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21" style:family="graphic">
      <style:graphic-properties draw:stroke="solid" svg:stroke-width="0.035cm" svg:stroke-color="#000000" draw:stroke-linejoin="miter" draw:fill="solid" draw:fill-color="#ccffff" draw:textarea-horizontal-align="justify" draw:textarea-vertical-align="middle" draw:auto-grow-height="false" fo:padding-top="0.128cm" fo:padding-bottom="0.128cm" fo:padding-left="0.256cm" fo:padding-right="0.256cm" fo:wrap-option="no-wrap" draw:shadow="hidden"/>
    </style:style>
    <style:style style:name="gr22"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24"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25"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style:style>
    <style:style style:name="gr26" style:family="graphic">
      <style:graphic-properties draw:stroke="solid"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071cm" svg:stroke-color="#ffff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dash" draw:stroke-dash="Dash_20_2" svg:stroke-width="0.044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graphic-properties draw:stroke="dash" draw:stroke-dash="Dash_20_3"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graphic-properties draw:stroke="dash" draw:stroke-dash="Dash_20_4"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ccffcc"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100%"/>
    </style:style>
    <style:style style:name="gr33"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34" style:family="graphic">
      <style:graphic-properties draw:stroke="solid" svg:stroke-width="0.044cm" svg:stroke-color="#ff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44cm" svg:stroke-color="#ff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44cm" svg:stroke-color="#ff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38" style:family="graphic">
      <style:graphic-properties draw:stroke="solid" svg:stroke-width="0.044cm" svg:stroke-color="#ff00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44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41"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42" style:family="graphic">
      <style:graphic-properties draw:stroke="none" draw:fill="solid" draw:fill-color="#ffcc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3" style:family="graphic">
      <style:graphic-properties draw:stroke="solid" svg:stroke-width="0.035cm" svg:stroke-color="#000000" draw:stroke-linejoin="miter" draw:fill="solid" draw:fill-color="#ccffcc" draw:textarea-horizontal-align="left" draw:textarea-vertical-align="middle" draw:auto-grow-height="false" fo:padding-top="0.13cm" fo:padding-bottom="0.13cm" fo:padding-left="0.25cm" fo:padding-right="0.25cm" fo:wrap-option="no-wrap" draw:shadow="hidden"/>
    </style:style>
    <style:style style:name="gr44" style:family="graphic">
      <style:graphic-properties draw:stroke="solid" svg:stroke-width="0.044cm" svg:stroke-color="#ff00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1.22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2.537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3.495cm" fo:min-width="0cm" fo:padding-top="0.128cm" fo:padding-bottom="0.128cm" fo:padding-left="0.256cm" fo:padding-right="0.256cm" fo:wrap-option="wrap" draw:shadow="hidden"/>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100%" fo:text-align="justify" fo:text-indent="0cm"/>
    </style:style>
    <style:style style:name="P10" style:family="paragraph">
      <style:paragraph-properties fo:margin-left="0cm" fo:margin-right="0cm" fo:margin-top="0.158cm" fo:margin-bottom="0cm" fo:text-indent="0cm" style:punctuation-wrap="simple" style:line-break="normal"/>
    </style:style>
    <style:style style:name="P11" style:family="paragraph">
      <style:paragraph-properties fo:margin-left="0cm" fo:margin-right="0cm" fo:line-height="80%" fo:text-indent="0cm"/>
    </style:style>
    <style:style style:name="P12" style:family="paragraph">
      <style:paragraph-properties fo:margin-left="0cm" fo:margin-right="0cm" fo:text-indent="0cm" style:writing-mode="lr-tb"/>
    </style:style>
    <style:style style:name="P13"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158cm" fo:margin-bottom="0cm" fo:text-align="start" fo:text-indent="0cm" style:punctuation-wrap="simple" style:line-break="normal"/>
    </style:style>
    <style:style style:name="P15" style:family="paragraph">
      <style:paragraph-properties fo:margin-left="0cm" fo:margin-right="0cm" fo:line-height="100%" fo:text-align="end" fo:text-indent="0cm"/>
    </style:style>
    <style:style style:name="P16" style:family="paragraph">
      <style:paragraph-properties fo:margin-left="0.635cm" fo:margin-right="0cm" fo:margin-top="0.158cm" fo:margin-bottom="0cm" fo:text-indent="-0.622cm" style:punctuation-wrap="simple" style:line-break="normal"/>
    </style:style>
    <style:style style:name="P17" style:family="paragraph">
      <style:paragraph-properties fo:margin-left="0.635cm" fo:margin-right="0cm" fo:margin-top="0.158cm" fo:margin-bottom="0cm" fo:text-align="start" fo:text-indent="-0.622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571cm"/>
          <style:tab-stop style:position="26.819cm"/>
          <style:tab-stop style:position="28.067cm"/>
          <style:tab-stop style:position="29.315cm"/>
        </style:tab-stops>
      </style:paragraph-properties>
    </style:style>
    <style:style style:name="P18" style:family="paragraph">
      <style:paragraph-properties fo:margin-left="0.635cm" fo:margin-right="0cm" fo:margin-top="0.158cm" fo:margin-bottom="0cm" fo:text-align="start" fo:text-indent="-0.622cm" style:punctuation-wrap="simple" style:line-break="normal"/>
    </style:style>
    <style:style style:name="T1" style:family="text">
      <style:text-properties fo:color="#ffff00" fo:font-family="Arial" style:font-family-generic="swiss"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family-generic="swiss" style:font-pitch="variable" fo:font-size="36pt" fo:language="en" fo:country="GB" fo:text-shadow="1pt 1pt" fo:font-weight="bold" style:font-size-asian="36pt" style:font-weight-asian="bold" style:font-size-complex="36pt" style:font-weight-complex="bold"/>
    </style:style>
    <style:style style:name="T3" style:family="text">
      <style:text-properties fo:language="en" fo:country="GB"/>
    </style:style>
    <style:style style:name="T4" style:family="text">
      <style:text-properties fo:color="#000000" fo:font-family="'Courier New'" style:font-family-generic="modern" style:font-pitch="fixed" fo:font-size="10pt" fo:language="en" fo:country="US" style:font-size-asian="10pt" style:font-size-complex="10pt"/>
    </style:style>
    <style:style style:name="T5" style:family="text">
      <style:text-properties fo:font-family="Wingdings" style:font-pitch="variable" style:font-charset="x-symbol" fo:language="en" fo:country="GB"/>
    </style:style>
    <style:style style:name="T6" style:family="text">
      <style:text-properties fo:color="#ffff00" fo:font-family="'Courier New'" style:font-family-generic="modern" style:font-pitch="fixed" fo:font-size="18pt" fo:language="en" fo:country="GB" fo:font-weight="bold" style:font-size-asian="18pt" style:font-weight-asian="bold" style:font-size-complex="18pt" style:font-weight-complex="bold"/>
    </style:style>
    <style:style style:name="T7" style:family="text">
      <style:text-properties fo:color="#000066" fo:font-family="Arial" style:font-family-generic="swiss" style:font-pitch="variable" fo:language="en" fo:country="GB" fo:font-style="italic" fo:font-weight="bold" style:font-style-asian="italic" style:font-weight-asian="bold" style:font-style-complex="italic" style:font-weight-complex="bold"/>
    </style:style>
    <style:style style:name="T8" style:family="text">
      <style:text-properties fo:font-family="Arial" style:font-family-generic="swiss" style:font-pitch="variable" fo:language="en" fo:country="GB" fo:font-weight="bold" style:font-weight-asian="bold" style:font-weight-complex="bold"/>
    </style:style>
    <style:style style:name="T9" style:family="text">
      <style:text-properties fo:color="#ffffff" fo:font-family="Arial" style:font-family-generic="swiss" style:font-pitch="variable" fo:font-size="18pt" fo:language="en" fo:country="GB" fo:text-shadow="1pt 1pt" style:font-family-asian="Arial" style:font-family-generic-asian="swiss" style:font-pitch-asian="variable" style:font-size-asian="18pt" style:font-family-complex="Arial" style:font-family-generic-complex="swiss" style:font-pitch-complex="variable" style:font-size-complex="18pt"/>
    </style:style>
    <style:style style:name="T10" style:family="text">
      <style:text-properties fo:language="en" fo:country="GB" style:font-family-asian="'DejaVu Sans'" style:font-pitch-asian="variable" style:font-family-complex="'DejaVu Sans'" style:font-pitch-complex="variable"/>
    </style:style>
    <style:style style:name="T11"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2"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ff0000" fo:font-family="Arial" style:font-family-generic="swiss" style:font-pitch="variable" fo:font-size="20pt" fo:language="en" fo:country="GB" fo:font-weight="bold" style:font-size-asian="20pt" style:font-weight-asian="bold" style:font-size-complex="20pt" style:font-weight-complex="bold"/>
    </style:style>
    <style:style style:name="T14" style:family="text">
      <style:text-properties fo:color="#ffffff" fo:font-family="Arial" style:font-family-generic="swiss" style:font-pitch="variable" fo:font-size="18pt" fo:language="en" fo:country="GB" fo:text-shadow="1pt 1pt" style:font-size-asian="18pt" style:font-size-complex="18pt"/>
    </style:style>
    <style:style style:name="T15" style:family="text">
      <style:text-properties fo:color="#000000" fo:font-family="Arial" style:font-family-generic="swiss" style:font-pitch="variable" fo:font-size="18pt" fo:language="en" fo:country="GB" fo:text-shadow="1pt 1pt" style:font-size-asian="18pt" style:font-size-complex="18pt"/>
    </style:style>
    <style:style style:name="T16"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7"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8" style:family="text">
      <style:text-properties fo:color="#000000" fo:font-family="'Courier New'" style:font-family-generic="modern" style:font-pitch="fixed" fo:font-size="20pt" fo:language="en" fo:country="GB" style:font-size-asian="20pt" style:font-size-complex="20pt"/>
    </style:style>
    <style:style style:name="T19" style:family="text">
      <style:text-properties fo:color="#ff0000" fo:font-family="'Courier New'" style:font-family-generic="modern" style:font-pitch="fixed" fo:font-size="40pt" fo:language="en" fo:country="GB" style:font-size-asian="40pt" style:font-size-complex="40pt"/>
    </style:style>
    <style:style style:name="T20" style:family="text">
      <style:text-properties fo:color="#ffffff" fo:font-family="'Courier New'" style:font-family-generic="modern" style:font-pitch="fixed" fo:font-size="18pt" fo:language="en" fo:country="GB" fo:text-shadow="1pt 1pt" style:font-size-asian="18pt" style:font-size-complex="18pt"/>
    </style:style>
    <style:style style:name="T21" style:family="text">
      <style:text-properties fo:color="#ff0000" fo:font-family="'Courier New'" style:font-family-generic="modern" style:font-pitch="fixed" fo:font-size="40pt" fo:language="en" fo:country="GB" fo:text-shadow="1pt 1pt" style:font-size-asian="40pt" style:font-size-complex="40pt"/>
    </style:style>
    <style:style style:name="T22" style:family="text">
      <style:text-properties fo:language="en" fo:country="GB" style:font-family-asian="'Arial Unicode MS'" style:font-pitch-asian="variable" style:font-family-complex="'Arial Unicode MS'" style:font-pitch-complex="variable"/>
    </style:style>
    <style:style style:name="T23" style:family="text">
      <style:text-properties fo:color="#99ffcc" fo:font-family="'Courier New'" style:font-family-generic="modern" style:font-pitch="fixed" fo:font-size="20pt" fo:language="en" fo:country="GB" fo:font-weight="bold" style:font-size-asian="20pt" style:font-weight-asian="bold" style:font-size-complex="20pt" style:font-weight-complex="bold"/>
    </style:style>
    <style:style style:name="T24" style:family="text">
      <style:text-properties fo:font-family="Arial" style:font-family-generic="swiss" style:font-pitch="variable" fo:language="en" fo:country="US" fo:text-shadow="1pt 1pt"/>
    </style:style>
    <style:style style:name="T25" style:family="text">
      <style:text-properties fo:font-family="'Courier New'" style:font-family-generic="modern" style:font-pitch="fixed" fo:font-size="18pt" fo:language="en" fo:country="GB" fo:text-shadow="1pt 1pt" style:font-size-asian="18pt" style:font-size-complex="18pt"/>
    </style:style>
    <style:style style:name="T26" style:family="text">
      <style:text-properties fo:color="#ffffff" fo:font-family="Arial" style:font-family-generic="swiss" style:font-pitch="variable" fo:font-size="18pt" fo:language="en" fo:country="GB" fo:font-style="italic" fo:text-shadow="1pt 1pt" style:text-underline-style="solid" style:text-underline-width="auto" style:text-underline-color="font-color" style:font-size-asian="18pt" style:font-style-asian="italic" style:font-size-complex="18pt" style:font-style-complex="italic"/>
    </style:style>
    <style:style style:name="T27"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8" style:family="text">
      <style:text-properties fo:color="#ff0000" fo:font-family="Arial" style:font-family-generic="swiss" style:font-pitch="variable" fo:font-size="18pt" fo:language="en" fo:country="GB" fo:font-weight="bold" style:font-size-asian="18pt" style:font-weight-asian="bold" style:font-size-complex="18pt" style:font-weight-complex="bold"/>
    </style:style>
    <style:style style:name="T29" style:family="text">
      <style:text-properties fo:font-size="40pt" fo:language="en" fo:country="GB" style:font-size-asian="40pt" style:font-size-complex="40pt"/>
    </style:style>
    <style:style style:name="T30"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31"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32" style:family="text">
      <style:text-properties style:text-position="-25% 58%" fo:font-family="'Courier New'" style:font-family-generic="modern" style:font-pitch="fixed" fo:font-size="18pt" fo:language="en" fo:country="GB" fo:font-weight="bold" style:font-size-asian="18pt" style:font-weight-asian="bold" style:font-size-complex="18pt" style:font-weight-complex="bold"/>
    </style:style>
    <style:style style:name="T33" style:family="text">
      <style:text-properties fo:color="#ff0000" fo:font-size="60pt" fo:language="en" fo:country="GB" fo:text-shadow="1pt 1pt" style:font-size-asian="60pt" style:font-size-complex="60pt"/>
    </style:style>
    <style:style style:name="T34" style:family="text">
      <style:text-properties fo:color="#33cc33" fo:font-family="Wingdings" style:font-pitch="variable" style:font-charset="x-symbol" fo:font-size="60pt" fo:language="en" fo:country="US" fo:text-shadow="1pt 1pt" style:font-size-asian="60pt" style:font-size-complex="60pt"/>
    </style:style>
    <style:style style:name="T35" style:family="text">
      <style:text-properties fo:language="en" fo:country="US" style:font-family-asian="'DejaVu Sans'" style:font-pitch-asian="variable" style:font-family-complex="'DejaVu Sans'" style:font-pitch-complex="variable"/>
    </style:style>
    <style:style style:name="T36"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37" style:family="text">
      <style:text-properties fo:language="en" fo:country="GB" fo:font-style="italic" style:text-underline-style="solid" style:text-underline-width="auto" style:text-underline-color="font-color" style:font-style-asian="italic" style:font-style-complex="italic"/>
    </style:style>
    <style:style style:name="T38" style:family="text">
      <style:text-properties fo:color="#ffffff" fo:font-family="Arial" style:font-family-generic="swiss" style:font-pitch="variable" fo:font-size="60pt" fo:language="en" fo:country="GB" fo:text-shadow="1pt 1pt" style:font-size-asian="60pt" style:font-size-complex="60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874cm" text:min-label-width="1.367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6cm" text:min-label-width="0.6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013cm" text:min-label-width="0.62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style:list-level-properties text:space-before="0.013cm" text:min-label-width="0.62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17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2.073cm" svg:height="3.309cm" svg:x="9.335cm" svg:y="8.123cm">
          <text:p text:style-name="P1"><text:span text:style-name="T1">Appendix</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2" draw:style-name="dp1" draw:master-page-name="Default" presentation:presentation-page-layout-name="AL1T1" presentation:use-footer-name="ftr1">
        <draw:custom-shape draw:style-name="gr4" draw:text-style-name="P2" draw:layer="layout" svg:width="18cm" svg:height="11.201cm" svg:x="5.958cm" svg:y="6.526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type system</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C is statically typed</text:span></text:p>
                <text:list text:style-name="L3">
                  <text:list-item>
                    <text:p text:style-name="P7"><text:span text:style-name="T3">Every variable and every expression has a single definite type that can be deduced by the compiler at compile time</text:span></text:p>
                  </text:list-item>
                </text:list>
              </text:list-item>
            </text:list>
          </draw:text-box>
        </draw:frame>
        <draw:custom-shape draw:style-name="gr5" draw:text-style-name="P2" draw:layer="layout" svg:width="27.517cm" svg:height="0.005cm" svg:x="0cm" svg:y="4.683cm">
          <text:p/>
          <draw:enhanced-geometry svg:viewBox="0 0 21600 21600" draw:type="rectangle" draw:enhanced-path="M 0 0 L 21600 0 21600 21600 0 21600 0 0 Z N"/>
        </draw:custom-shape>
        <draw:custom-shape draw:style-name="gr5" draw:text-style-name="P2" draw:layer="layout" svg:width="14.658cm" svg:height="9.684cm" svg:x="7.558cm" svg:y="7.126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2" draw:layer="layout" svg:width="1.865cm" svg:height="0.621cm" svg:x="13.229cm" svg:y="7.197cm">
            <text:p/>
            <draw:enhanced-geometry svg:viewBox="0 0 21600 21600" draw:type="rectangle" draw:enhanced-path="M 0 0 L 21600 0 21600 21600 0 21600 0 0 Z N"/>
          </draw:custom-shape>
          <draw:custom-shape draw:style-name="gr7" draw:text-style-name="P2" draw:layer="layout" svg:width="1.484cm" svg:height="0.424cm" svg:x="13.371cm" svg:y="7.338cm">
            <text:p text:style-name="P3"><text:span text:style-name="T4">C types</text:span></text:p>
            <draw:enhanced-geometry svg:viewBox="0 0 21600 21600" draw:type="rectangle" draw:enhanced-path="M 0 0 L 21600 0 21600 21600 0 21600 0 0 Z N"/>
          </draw:custom-shape>
        </draw:g>
        <draw:g>
          <draw:custom-shape draw:style-name="gr6" draw:text-style-name="P2" draw:layer="layout" svg:width="1.243cm" svg:height="0.621cm" svg:x="7.629cm" svg:y="8.855cm">
            <text:p/>
            <draw:enhanced-geometry svg:viewBox="0 0 21600 21600" draw:type="rectangle" draw:enhanced-path="M 0 0 L 21600 0 21600 21600 0 21600 0 0 Z N"/>
          </draw:custom-shape>
          <draw:custom-shape draw:style-name="gr7" draw:text-style-name="P2" draw:layer="layout" svg:width="0.849cm" svg:height="0.424cm" svg:x="7.674cm" svg:y="8.996cm">
            <text:p text:style-name="P3"><text:span text:style-name="T4">void</text:span></text:p>
            <draw:enhanced-geometry svg:viewBox="0 0 21600 21600" draw:type="rectangle" draw:enhanced-path="M 0 0 L 21600 0 21600 21600 0 21600 0 0 Z N"/>
          </draw:custom-shape>
        </draw:g>
        <draw:g>
          <draw:custom-shape draw:style-name="gr6" draw:text-style-name="P2" draw:layer="layout" svg:width="3.316cm" svg:height="0.621cm" svg:x="12.193cm" svg:y="8.855cm">
            <text:p/>
            <draw:enhanced-geometry svg:viewBox="0 0 21600 21600" draw:type="rectangle" draw:enhanced-path="M 0 0 L 21600 0 21600 21600 0 21600 0 0 Z N"/>
          </draw:custom-shape>
          <draw:custom-shape draw:style-name="gr7" draw:text-style-name="P2" draw:layer="layout" svg:width="2.967cm" svg:height="0.424cm" svg:x="12.215cm" svg:y="8.996cm">
            <text:p text:style-name="P3"><text:span text:style-name="T4">function types</text:span></text:p>
            <draw:enhanced-geometry svg:viewBox="0 0 21600 21600" draw:type="rectangle" draw:enhanced-path="M 0 0 L 21600 0 21600 21600 0 21600 0 0 Z N"/>
          </draw:custom-shape>
        </draw:g>
        <draw:g>
          <draw:custom-shape draw:style-name="gr6" draw:text-style-name="P2" draw:layer="layout" svg:width="2.695cm" svg:height="0.621cm" svg:x="19.451cm" svg:y="8.855cm">
            <text:p/>
            <draw:enhanced-geometry svg:viewBox="0 0 21600 21600" draw:type="rectangle" draw:enhanced-path="M 0 0 L 21600 0 21600 21600 0 21600 0 0 Z N"/>
          </draw:custom-shape>
          <draw:custom-shape draw:style-name="gr7" draw:text-style-name="P2" draw:layer="layout" svg:width="2.332cm" svg:height="0.424cm" svg:x="19.584cm" svg:y="8.996cm">
            <text:p text:style-name="P3"><text:span text:style-name="T4">union types</text:span></text:p>
            <draw:enhanced-geometry svg:viewBox="0 0 21600 21600" draw:type="rectangle" draw:enhanced-path="M 0 0 L 21600 0 21600 21600 0 21600 0 0 Z N"/>
          </draw:custom-shape>
        </draw:g>
        <draw:g>
          <draw:custom-shape draw:style-name="gr6" draw:text-style-name="P2" draw:layer="layout" svg:width="3.528cm" svg:height="0.621cm" svg:x="15.716cm" svg:y="8.855cm">
            <text:p/>
            <draw:enhanced-geometry svg:viewBox="0 0 21600 21600" draw:type="rectangle" draw:enhanced-path="M 0 0 L 21600 0 21600 21600 0 21600 0 0 Z N"/>
          </draw:custom-shape>
          <draw:custom-shape draw:style-name="gr7" draw:text-style-name="P2" draw:layer="layout" svg:width="3.179cm" svg:height="0.424cm" svg:x="15.84cm" svg:y="8.996cm">
            <text:p text:style-name="P3"><text:span text:style-name="T4">aggregate types</text:span></text:p>
            <draw:enhanced-geometry svg:viewBox="0 0 21600 21600" draw:type="rectangle" draw:enhanced-path="M 0 0 L 21600 0 21600 21600 0 21600 0 0 Z N"/>
          </draw:custom-shape>
        </draw:g>
        <draw:g>
          <draw:custom-shape draw:style-name="gr6" draw:text-style-name="P2" draw:layer="layout" svg:width="2.901cm" svg:height="0.621cm" svg:x="9.08cm" svg:y="8.855cm">
            <text:p/>
            <draw:enhanced-geometry svg:viewBox="0 0 21600 21600" draw:type="rectangle" draw:enhanced-path="M 0 0 L 21600 0 21600 21600 0 21600 0 0 Z N"/>
          </draw:custom-shape>
          <draw:custom-shape draw:style-name="gr7" draw:text-style-name="P2" draw:layer="layout" svg:width="2.544cm" svg:height="0.424cm" svg:x="9.106cm" svg:y="8.996cm">
            <text:p text:style-name="P3"><text:span text:style-name="T4">scalar types</text:span></text:p>
            <draw:enhanced-geometry svg:viewBox="0 0 21600 21600" draw:type="rectangle" draw:enhanced-path="M 0 0 L 21600 0 21600 21600 0 21600 0 0 Z N"/>
          </draw:custom-shape>
        </draw:g>
        <draw:g>
          <draw:custom-shape draw:style-name="gr7" draw:text-style-name="P2" draw:layer="layout" svg:width="2.755cm" svg:height="0.424cm" svg:x="7.757cm" svg:y="10.658cm">
            <text:p text:style-name="P3"><text:span text:style-name="T4">pointer types</text:span></text:p>
            <draw:enhanced-geometry svg:viewBox="0 0 21600 21600" draw:type="rectangle" draw:enhanced-path="M 0 0 L 21600 0 21600 21600 0 21600 0 0 Z N"/>
          </draw:custom-shape>
          <draw:custom-shape draw:style-name="gr6" draw:text-style-name="P2" draw:layer="layout" svg:width="3.109cm" svg:height="0.622cm" svg:x="7.629cm" svg:y="10.517cm">
            <text:p/>
            <draw:enhanced-geometry svg:viewBox="0 0 21600 21600" draw:type="rectangle" draw:enhanced-path="M 0 0 L 21600 0 21600 21600 0 21600 0 0 Z N"/>
          </draw:custom-shape>
        </draw:g>
        <draw:g>
          <draw:custom-shape draw:style-name="gr7" draw:text-style-name="P2" draw:layer="layout" svg:width="3.391cm" svg:height="0.424cm" svg:x="11.381cm" svg:y="10.658cm">
            <text:p text:style-name="P3"><text:span text:style-name="T4">arithmetic types</text:span></text:p>
            <draw:enhanced-geometry svg:viewBox="0 0 21600 21600" draw:type="rectangle" draw:enhanced-path="M 0 0 L 21600 0 21600 21600 0 21600 0 0 Z N"/>
          </draw:custom-shape>
          <draw:custom-shape draw:style-name="gr6" draw:text-style-name="P2" draw:layer="layout" svg:width="3.726cm" svg:height="0.622cm" svg:x="11.364cm" svg:y="10.517cm">
            <text:p/>
            <draw:enhanced-geometry svg:viewBox="0 0 21600 21600" draw:type="rectangle" draw:enhanced-path="M 0 0 L 21600 0 21600 21600 0 21600 0 0 Z N"/>
          </draw:custom-shape>
        </draw:g>
        <draw:g>
          <draw:custom-shape draw:style-name="gr7" draw:text-style-name="P2" draw:layer="layout" svg:width="2.332cm" svg:height="0.424cm" svg:x="15.853cm" svg:y="10.658cm">
            <text:p text:style-name="P3"><text:span text:style-name="T4">array types</text:span></text:p>
            <draw:enhanced-geometry svg:viewBox="0 0 21600 21600" draw:type="rectangle" draw:enhanced-path="M 0 0 L 21600 0 21600 21600 0 21600 0 0 Z N"/>
          </draw:custom-shape>
          <draw:custom-shape draw:style-name="gr6" draw:text-style-name="P2" draw:layer="layout" svg:width="2.906cm" svg:height="0.622cm" svg:x="15.716cm" svg:y="10.517cm">
            <text:p/>
            <draw:enhanced-geometry svg:viewBox="0 0 21600 21600" draw:type="rectangle" draw:enhanced-path="M 0 0 L 21600 0 21600 21600 0 21600 0 0 Z N"/>
          </draw:custom-shape>
        </draw:g>
        <draw:g>
          <draw:custom-shape draw:style-name="gr7" draw:text-style-name="P2" draw:layer="layout" svg:width="2.544cm" svg:height="0.424cm" svg:x="19.266cm" svg:y="10.658cm">
            <text:p text:style-name="P3"><text:span text:style-name="T4">struct types</text:span></text:p>
            <draw:enhanced-geometry svg:viewBox="0 0 21600 21600" draw:type="rectangle" draw:enhanced-path="M 0 0 L 21600 0 21600 21600 0 21600 0 0 Z N"/>
          </draw:custom-shape>
          <draw:custom-shape draw:style-name="gr6" draw:text-style-name="P2" draw:layer="layout" svg:width="2.897cm" svg:height="0.622cm" svg:x="19.244cm" svg:y="10.517cm">
            <text:p/>
            <draw:enhanced-geometry svg:viewBox="0 0 21600 21600" draw:type="rectangle" draw:enhanced-path="M 0 0 L 21600 0 21600 21600 0 21600 0 0 Z N"/>
          </draw:custom-shape>
        </draw:g>
        <draw:g>
          <draw:custom-shape draw:style-name="gr7" draw:text-style-name="P2" draw:layer="layout" svg:width="2.967cm" svg:height="0.424cm" svg:x="9.309cm" svg:y="12.316cm">
            <text:p text:style-name="P3"><text:span text:style-name="T4">integral types</text:span></text:p>
            <draw:enhanced-geometry svg:viewBox="0 0 21600 21600" draw:type="rectangle" draw:enhanced-path="M 0 0 L 21600 0 21600 21600 0 21600 0 0 Z N"/>
          </draw:custom-shape>
          <draw:custom-shape draw:style-name="gr6" draw:text-style-name="P2" draw:layer="layout" svg:width="3.316cm" svg:height="0.622cm" svg:x="9.287cm" svg:y="12.175cm">
            <text:p/>
            <draw:enhanced-geometry svg:viewBox="0 0 21600 21600" draw:type="rectangle" draw:enhanced-path="M 0 0 L 21600 0 21600 21600 0 21600 0 0 Z N"/>
          </draw:custom-shape>
        </draw:g>
        <draw:g>
          <draw:custom-shape draw:style-name="gr7" draw:text-style-name="P2" draw:layer="layout" svg:width="2.12cm" svg:height="0.424cm" svg:x="7.66cm" svg:y="14.186cm">
            <text:p text:style-name="P3"><text:span text:style-name="T4">enum types</text:span></text:p>
            <draw:enhanced-geometry svg:viewBox="0 0 21600 21600" draw:type="rectangle" draw:enhanced-path="M 0 0 L 21600 0 21600 21600 0 21600 0 0 Z N"/>
          </draw:custom-shape>
          <draw:custom-shape draw:style-name="gr6" draw:text-style-name="P2" draw:layer="layout" svg:width="2.487cm" svg:height="0.622cm" svg:x="7.629cm" svg:y="14.045cm">
            <text:p/>
            <draw:enhanced-geometry svg:viewBox="0 0 21600 21600" draw:type="rectangle" draw:enhanced-path="M 0 0 L 21600 0 21600 21600 0 21600 0 0 Z N"/>
          </draw:custom-shape>
        </draw:g>
        <draw:g>
          <draw:custom-shape draw:style-name="gr7" draw:text-style-name="P2" draw:layer="layout" svg:width="0.849cm" svg:height="0.424cm" svg:x="11.259cm" svg:y="14.186cm">
            <text:p text:style-name="P3"><text:span text:style-name="T4">char</text:span></text:p>
            <draw:enhanced-geometry svg:viewBox="0 0 21600 21600" draw:type="rectangle" draw:enhanced-path="M 0 0 L 21600 0 21600 21600 0 21600 0 0 Z N"/>
          </draw:custom-shape>
          <draw:custom-shape draw:style-name="gr7" draw:text-style-name="P2" draw:layer="layout" svg:width="2.332cm" svg:height="0.424cm" svg:x="11.258cm" svg:y="14.601cm">
            <text:p text:style-name="P3"><text:span text:style-name="T4">signed char</text:span></text:p>
            <draw:enhanced-geometry svg:viewBox="0 0 21600 21600" draw:type="rectangle" draw:enhanced-path="M 0 0 L 21600 0 21600 21600 0 21600 0 0 Z N"/>
          </draw:custom-shape>
          <draw:custom-shape draw:style-name="gr7" draw:text-style-name="P2" draw:layer="layout" svg:width="2.755cm" svg:height="0.424cm" svg:x="11.258cm" svg:y="15.015cm">
            <text:p text:style-name="P3"><text:span text:style-name="T4">unsigned char</text:span></text:p>
            <draw:enhanced-geometry svg:viewBox="0 0 21600 21600" draw:type="rectangle" draw:enhanced-path="M 0 0 L 21600 0 21600 21600 0 21600 0 0 Z N"/>
          </draw:custom-shape>
          <draw:custom-shape draw:style-name="gr6" draw:text-style-name="P2" draw:layer="layout" svg:width="3.32cm" svg:height="1.451cm" svg:x="10.945cm" svg:y="14.045cm">
            <text:p/>
            <draw:enhanced-geometry svg:viewBox="0 0 21600 21600" draw:type="rectangle" draw:enhanced-path="M 0 0 L 21600 0 21600 21600 0 21600 0 0 Z N"/>
          </draw:custom-shape>
        </draw:g>
        <draw:g>
          <draw:custom-shape draw:style-name="gr7" draw:text-style-name="P2" draw:layer="layout" svg:width="1.061cm" svg:height="0.424cm" svg:x="16.132cm" svg:y="12.316cm">
            <text:p text:style-name="P3"><text:span text:style-name="T4">float</text:span></text:p>
            <draw:enhanced-geometry svg:viewBox="0 0 21600 21600" draw:type="rectangle" draw:enhanced-path="M 0 0 L 21600 0 21600 21600 0 21600 0 0 Z N"/>
          </draw:custom-shape>
          <draw:custom-shape draw:style-name="gr7" draw:text-style-name="P2" draw:layer="layout" svg:width="1.273cm" svg:height="0.424cm" svg:x="16.131cm" svg:y="12.731cm">
            <text:p text:style-name="P3"><text:span text:style-name="T4">double</text:span></text:p>
            <draw:enhanced-geometry svg:viewBox="0 0 21600 21600" draw:type="rectangle" draw:enhanced-path="M 0 0 L 21600 0 21600 21600 0 21600 0 0 Z N"/>
          </draw:custom-shape>
          <draw:custom-shape draw:style-name="gr7" draw:text-style-name="P2" draw:layer="layout" svg:width="2.332cm" svg:height="0.424cm" svg:x="16.131cm" svg:y="13.145cm">
            <text:p text:style-name="P3"><text:span text:style-name="T4">long double</text:span></text:p>
            <draw:enhanced-geometry svg:viewBox="0 0 21600 21600" draw:type="rectangle" draw:enhanced-path="M 0 0 L 21600 0 21600 21600 0 21600 0 0 Z N"/>
          </draw:custom-shape>
          <draw:custom-shape draw:style-name="gr6" draw:text-style-name="P2" draw:layer="layout" svg:width="2.698cm" svg:height="1.451cm" svg:x="15.924cm" svg:y="12.175cm">
            <text:p/>
            <draw:enhanced-geometry svg:viewBox="0 0 21600 21600" draw:type="rectangle" draw:enhanced-path="M 0 0 L 21600 0 21600 21600 0 21600 0 0 Z N"/>
          </draw:custom-shape>
        </draw:g>
        <draw:g>
          <draw:custom-shape draw:style-name="gr7" draw:text-style-name="P2" draw:layer="layout" svg:width="0.637cm" svg:height="0.424cm" svg:x="15.407cm" svg:y="14.186cm">
            <text:p text:style-name="P3"><text:span text:style-name="T4">int</text:span></text:p>
            <draw:enhanced-geometry svg:viewBox="0 0 21600 21600" draw:type="rectangle" draw:enhanced-path="M 0 0 L 21600 0 21600 21600 0 21600 0 0 Z N"/>
          </draw:custom-shape>
          <draw:custom-shape draw:style-name="gr7" draw:text-style-name="P2" draw:layer="layout" svg:width="1.061cm" svg:height="0.424cm" svg:x="15.408cm" svg:y="14.601cm">
            <text:p text:style-name="P3"><text:span text:style-name="T4">short</text:span></text:p>
            <draw:enhanced-geometry svg:viewBox="0 0 21600 21600" draw:type="rectangle" draw:enhanced-path="M 0 0 L 21600 0 21600 21600 0 21600 0 0 Z N"/>
          </draw:custom-shape>
          <draw:custom-shape draw:style-name="gr7" draw:text-style-name="P2" draw:layer="layout" svg:width="0.849cm" svg:height="0.424cm" svg:x="15.409cm" svg:y="15.015cm">
            <text:p text:style-name="P3"><text:span text:style-name="T4">long</text:span></text:p>
            <draw:enhanced-geometry svg:viewBox="0 0 21600 21600" draw:type="rectangle" draw:enhanced-path="M 0 0 L 21600 0 21600 21600 0 21600 0 0 Z N"/>
          </draw:custom-shape>
          <draw:custom-shape draw:style-name="gr7" draw:text-style-name="P2" draw:layer="layout" svg:width="1.696cm" svg:height="0.424cm" svg:x="15.408cm" svg:y="15.43cm">
            <text:p text:style-name="P3"><text:span text:style-name="T4">unsigned</text:span></text:p>
            <draw:enhanced-geometry svg:viewBox="0 0 21600 21600" draw:type="rectangle" draw:enhanced-path="M 0 0 L 21600 0 21600 21600 0 21600 0 0 Z N"/>
          </draw:custom-shape>
          <draw:custom-shape draw:style-name="gr7" draw:text-style-name="P2" draw:layer="layout" svg:width="2.967cm" svg:height="0.424cm" svg:x="15.403cm" svg:y="15.844cm">
            <text:p text:style-name="P3"><text:span text:style-name="T4">unsigned short</text:span></text:p>
            <draw:enhanced-geometry svg:viewBox="0 0 21600 21600" draw:type="rectangle" draw:enhanced-path="M 0 0 L 21600 0 21600 21600 0 21600 0 0 Z N"/>
          </draw:custom-shape>
          <draw:custom-shape draw:style-name="gr7" draw:text-style-name="P2" draw:layer="layout" svg:width="2.755cm" svg:height="0.424cm" svg:x="15.408cm" svg:y="16.259cm">
            <text:p text:style-name="P3"><text:span text:style-name="T4">unsigned long</text:span></text:p>
            <draw:enhanced-geometry svg:viewBox="0 0 21600 21600" draw:type="rectangle" draw:enhanced-path="M 0 0 L 21600 0 21600 21600 0 21600 0 0 Z N"/>
          </draw:custom-shape>
          <draw:custom-shape draw:style-name="gr6" draw:text-style-name="P2" draw:layer="layout" svg:width="3.528cm" svg:height="2.694cm" svg:x="15.094cm" svg:y="14.045cm">
            <text:p/>
            <draw:enhanced-geometry svg:viewBox="0 0 21600 21600" draw:type="rectangle" draw:enhanced-path="M 0 0 L 21600 0 21600 21600 0 21600 0 0 Z N"/>
          </draw:custom-shape>
        </draw:g>
        <draw:line draw:style-name="gr8" draw:text-style-name="P8" draw:layer="layout" svg:x1="14.088cm" svg:y1="7.818cm" svg:x2="13.819cm" svg:y2="8.855cm">
          <text:p/>
        </draw:line>
        <draw:line draw:style-name="gr8" draw:text-style-name="P8" draw:layer="layout" svg:x1="14.265cm" svg:y1="7.818cm" svg:x2="17.374cm" svg:y2="8.855cm">
          <text:p/>
        </draw:line>
        <draw:line draw:style-name="gr8" draw:text-style-name="P8" draw:layer="layout" svg:x1="14.473cm" svg:y1="7.818cm" svg:x2="20.902cm" svg:y2="8.855cm">
          <text:p/>
        </draw:line>
        <draw:line draw:style-name="gr8" draw:text-style-name="P8" draw:layer="layout" svg:x1="13.882cm" svg:y1="7.818cm" svg:x2="10.292cm" svg:y2="8.855cm">
          <text:p/>
        </draw:line>
        <draw:line draw:style-name="gr8" draw:text-style-name="P8" draw:layer="layout" svg:x1="13.674cm" svg:y1="7.818cm" svg:x2="8.219cm" svg:y2="8.855cm">
          <text:p/>
        </draw:line>
        <draw:line draw:style-name="gr8" draw:text-style-name="P8" draw:layer="layout" svg:x1="10.353cm" svg:y1="9.476cm" svg:x2="9.048cm" svg:y2="10.517cm">
          <text:p/>
        </draw:line>
        <draw:line draw:style-name="gr8" draw:text-style-name="P8" draw:layer="layout" svg:x1="10.53cm" svg:y1="9.476cm" svg:x2="13.229cm" svg:y2="10.517cm">
          <text:p/>
        </draw:line>
        <draw:line draw:style-name="gr8" draw:text-style-name="P8" draw:layer="layout" svg:x1="17.404cm" svg:y1="9.476cm" svg:x2="17.135cm" svg:y2="10.517cm">
          <text:p/>
        </draw:line>
        <draw:line draw:style-name="gr8" draw:text-style-name="P8" draw:layer="layout" svg:x1="17.582cm" svg:y1="9.476cm" svg:x2="20.695cm" svg:y2="10.517cm">
          <text:p/>
        </draw:line>
        <draw:line draw:style-name="gr8" draw:text-style-name="P8" draw:layer="layout" svg:x1="13.052cm" svg:y1="11.139cm" svg:x2="10.913cm" svg:y2="12.175cm">
          <text:p/>
        </draw:line>
        <draw:line draw:style-name="gr8" draw:text-style-name="P8" draw:layer="layout" svg:x1="13.229cm" svg:y1="11.139cm" svg:x2="17.374cm" svg:y2="12.175cm">
          <text:p/>
        </draw:line>
        <draw:line draw:style-name="gr8" draw:text-style-name="P8" draw:layer="layout" svg:x1="10.769cm" svg:y1="12.797cm" svg:x2="8.841cm" svg:y2="14.045cm">
          <text:p/>
        </draw:line>
        <draw:line draw:style-name="gr8" draw:text-style-name="P8" draw:layer="layout" svg:x1="10.945cm" svg:y1="12.797cm" svg:x2="12.607cm" svg:y2="14.041cm">
          <text:p/>
        </draw:line>
        <draw:line draw:style-name="gr8" draw:text-style-name="P8" draw:layer="layout" svg:x1="11.152cm" svg:y1="12.797cm" svg:x2="16.96cm" svg:y2="14.041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bit twiddling</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ometimes you want to use an integer because of the bits it comprises</text:span></text:p>
                <text:list text:style-name="L4">
                  <text:list-item>
                    <text:p text:style-name="P7"><text:span text:style-name="T3">~expression inverts the bits: 0-bit </text:span><text:span text:style-name="T5"></text:span><text:span text:style-name="T3"> ~ </text:span><text:span text:style-name="T5"></text:span><text:span text:style-name="T3"> 1-bit</text:span></text:p>
                  </text:list-item>
                  <text:list-item>
                    <text:p text:style-name="P7"><text:span text:style-name="T3">left-shift: integer-expression &lt;&lt; bit-count </text:span></text:p>
                  </text:list-item>
                  <text:list-item>
                    <text:p text:style-name="P7"><text:span text:style-name="T3">right-right: integer-expression &gt;&gt; bit-count</text:span></text:p>
                  </text:list-item>
                </text:list>
              </text:list-item>
            </text:list>
          </draw:text-box>
        </draw:frame>
        <draw:custom-shape draw:style-name="gr9" draw:text-style-name="P2" draw:layer="layout" svg:width="5.6cm" svg:height="5.595cm" svg:x="5.759cm" svg:y="9.362cm">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enhanced-geometry svg:viewBox="0 0 21600 21600" draw:type="rectangle" draw:enhanced-path="M 0 0 L 21600 0 21600 21600 0 21600 0 0 Z N"/>
        </draw:custom-shape>
        <draw:custom-shape draw:style-name="gr10" draw:text-style-name="P2" draw:layer="layout" svg:width="1.402cm" svg:height="1.277cm" svg:x="6.359cm" svg:y="9.922cm">
          <text:p text:style-name="P3"><text:span text:style-name="T7">&amp;</text:span></text:p>
          <draw:enhanced-geometry svg:viewBox="0 0 21600 21600" draw:type="mso-spt202" draw:enhanced-path="M 0 0 L 21600 0 21600 21600 0 21600 0 0 Z N"/>
        </draw:custom-shape>
        <draw:custom-shape draw:style-name="gr11" draw:text-style-name="P2" draw:layer="layout" svg:width="1.398cm" svg:height="1.277cm" svg:x="6.359cm" svg:y="11.399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407cm" svg:height="1.277cm" svg:x="6.359cm" svg:y="12.907cm">
          <text:p text:style-name="P3"><text:span text:style-name="T8">1</text:span></text:p>
          <draw:enhanced-geometry svg:viewBox="0 0 21600 21600" draw:type="mso-spt202" draw:enhanced-path="M 0 0 L 21600 0 21600 21600 0 21600 0 0 Z N"/>
        </draw:custom-shape>
        <draw:custom-shape draw:style-name="gr11" draw:text-style-name="P2" draw:layer="layout" svg:width="1.402cm" svg:height="1.277cm" svg:x="7.96cm" svg:y="9.895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204cm" svg:height="1.277cm" svg:x="9.56cm" svg:y="9.895cm">
          <text:p text:style-name="P3"><text:span text:style-name="T8">1</text:span></text:p>
          <draw:enhanced-geometry svg:viewBox="0 0 21600 21600" draw:type="mso-spt202" draw:enhanced-path="M 0 0 L 21600 0 21600 21600 0 21600 0 0 Z N"/>
        </draw:custom-shape>
        <draw:custom-shape draw:style-name="gr12" draw:text-style-name="P2" draw:layer="layout" svg:width="1.402cm" svg:height="1.277cm" svg:x="7.96cm" svg:y="11.399cm">
          <text:p text:style-name="P9"><text:span text:style-name="T8">0</text:span></text:p>
          <draw:enhanced-geometry svg:viewBox="0 0 21600 21600" draw:type="mso-spt202" draw:enhanced-path="M 0 0 L 21600 0 21600 21600 0 21600 0 0 Z N"/>
        </draw:custom-shape>
        <draw:custom-shape draw:style-name="gr12" draw:text-style-name="P2" draw:layer="layout" svg:width="1.402cm" svg:height="1.277cm" svg:x="7.96cm" svg:y="12.894cm">
          <text:p text:style-name="P9"><text:span text:style-name="T8">0</text:span></text:p>
          <draw:enhanced-geometry svg:viewBox="0 0 21600 21600" draw:type="mso-spt202" draw:enhanced-path="M 0 0 L 21600 0 21600 21600 0 21600 0 0 Z N"/>
        </draw:custom-shape>
        <draw:custom-shape draw:style-name="gr12" draw:text-style-name="P2" draw:layer="layout" svg:width="1.204cm" svg:height="1.277cm" svg:x="9.56cm" svg:y="11.399cm">
          <text:p text:style-name="P3"><text:span text:style-name="T8">0</text:span></text:p>
          <draw:enhanced-geometry svg:viewBox="0 0 21600 21600" draw:type="mso-spt202" draw:enhanced-path="M 0 0 L 21600 0 21600 21600 0 21600 0 0 Z N"/>
        </draw:custom-shape>
        <draw:custom-shape draw:style-name="gr12" draw:text-style-name="P2" draw:layer="layout" svg:width="1.204cm" svg:height="1.277cm" svg:x="9.56cm" svg:y="12.894cm">
          <text:p text:style-name="P3"><text:span text:style-name="T8">1</text:span></text:p>
          <draw:enhanced-geometry svg:viewBox="0 0 21600 21600" draw:type="mso-spt202" draw:enhanced-path="M 0 0 L 21600 0 21600 21600 0 21600 0 0 Z N"/>
        </draw:custom-shape>
        <draw:custom-shape draw:style-name="gr9" draw:text-style-name="P2" draw:layer="layout" svg:width="5.6cm" svg:height="5.595cm" svg:x="12.158cm" svg:y="9.362cm">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enhanced-geometry svg:viewBox="0 0 21600 21600" draw:type="rectangle" draw:enhanced-path="M 0 0 L 21600 0 21600 21600 0 21600 0 0 Z N"/>
        </draw:custom-shape>
        <draw:custom-shape draw:style-name="gr10" draw:text-style-name="P2" draw:layer="layout" svg:width="1.403cm" svg:height="1.277cm" svg:x="12.757cm" svg:y="9.922cm">
          <text:p text:style-name="P3"><text:span text:style-name="T7">|</text:span></text:p>
          <draw:enhanced-geometry svg:viewBox="0 0 21600 21600" draw:type="mso-spt202" draw:enhanced-path="M 0 0 L 21600 0 21600 21600 0 21600 0 0 Z N"/>
        </draw:custom-shape>
        <draw:custom-shape draw:style-name="gr11" draw:text-style-name="P2" draw:layer="layout" svg:width="1.398cm" svg:height="1.277cm" svg:x="12.757cm" svg:y="11.399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407cm" svg:height="1.277cm" svg:x="12.757cm" svg:y="12.907cm">
          <text:p text:style-name="P3"><text:span text:style-name="T8">1</text:span></text:p>
          <draw:enhanced-geometry svg:viewBox="0 0 21600 21600" draw:type="mso-spt202" draw:enhanced-path="M 0 0 L 21600 0 21600 21600 0 21600 0 0 Z N"/>
        </draw:custom-shape>
        <draw:custom-shape draw:style-name="gr11" draw:text-style-name="P2" draw:layer="layout" svg:width="1.402cm" svg:height="1.277cm" svg:x="14.358cm" svg:y="9.895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204cm" svg:height="1.277cm" svg:x="15.959cm" svg:y="9.895cm">
          <text:p text:style-name="P3"><text:span text:style-name="T8">1</text:span></text:p>
          <draw:enhanced-geometry svg:viewBox="0 0 21600 21600" draw:type="mso-spt202" draw:enhanced-path="M 0 0 L 21600 0 21600 21600 0 21600 0 0 Z N"/>
        </draw:custom-shape>
        <draw:custom-shape draw:style-name="gr12" draw:text-style-name="P2" draw:layer="layout" svg:width="1.402cm" svg:height="1.277cm" svg:x="14.358cm" svg:y="11.399cm">
          <text:p text:style-name="P9"><text:span text:style-name="T8">0</text:span></text:p>
          <draw:enhanced-geometry svg:viewBox="0 0 21600 21600" draw:type="mso-spt202" draw:enhanced-path="M 0 0 L 21600 0 21600 21600 0 21600 0 0 Z N"/>
        </draw:custom-shape>
        <draw:custom-shape draw:style-name="gr12" draw:text-style-name="P2" draw:layer="layout" svg:width="1.402cm" svg:height="1.277cm" svg:x="14.358cm" svg:y="12.894cm">
          <text:p text:style-name="P9"><text:span text:style-name="T8">1</text:span></text:p>
          <draw:enhanced-geometry svg:viewBox="0 0 21600 21600" draw:type="mso-spt202" draw:enhanced-path="M 0 0 L 21600 0 21600 21600 0 21600 0 0 Z N"/>
        </draw:custom-shape>
        <draw:custom-shape draw:style-name="gr12" draw:text-style-name="P2" draw:layer="layout" svg:width="1.204cm" svg:height="1.277cm" svg:x="15.959cm" svg:y="11.399cm">
          <text:p text:style-name="P3"><text:span text:style-name="T8">1</text:span></text:p>
          <draw:enhanced-geometry svg:viewBox="0 0 21600 21600" draw:type="mso-spt202" draw:enhanced-path="M 0 0 L 21600 0 21600 21600 0 21600 0 0 Z N"/>
        </draw:custom-shape>
        <draw:custom-shape draw:style-name="gr12" draw:text-style-name="P2" draw:layer="layout" svg:width="1.204cm" svg:height="1.277cm" svg:x="15.959cm" svg:y="12.894cm">
          <text:p text:style-name="P3"><text:span text:style-name="T8">1</text:span></text:p>
          <draw:enhanced-geometry svg:viewBox="0 0 21600 21600" draw:type="mso-spt202" draw:enhanced-path="M 0 0 L 21600 0 21600 21600 0 21600 0 0 Z N"/>
        </draw:custom-shape>
        <draw:custom-shape draw:style-name="gr9" draw:text-style-name="P2" draw:layer="layout" svg:width="5.6cm" svg:height="5.595cm" svg:x="18.561cm" svg:y="9.362cm">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enhanced-geometry svg:viewBox="0 0 21600 21600" draw:type="rectangle" draw:enhanced-path="M 0 0 L 21600 0 21600 21600 0 21600 0 0 Z N"/>
        </draw:custom-shape>
        <draw:custom-shape draw:style-name="gr10" draw:text-style-name="P2" draw:layer="layout" svg:width="1.403cm" svg:height="1.277cm" svg:x="19.16cm" svg:y="9.922cm">
          <text:p text:style-name="P3"><text:span text:style-name="T7">^</text:span></text:p>
          <draw:enhanced-geometry svg:viewBox="0 0 21600 21600" draw:type="mso-spt202" draw:enhanced-path="M 0 0 L 21600 0 21600 21600 0 21600 0 0 Z N"/>
        </draw:custom-shape>
        <draw:custom-shape draw:style-name="gr11" draw:text-style-name="P2" draw:layer="layout" svg:width="1.398cm" svg:height="1.277cm" svg:x="19.16cm" svg:y="11.399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407cm" svg:height="1.277cm" svg:x="19.16cm" svg:y="12.907cm">
          <text:p text:style-name="P3"><text:span text:style-name="T8">1</text:span></text:p>
          <draw:enhanced-geometry svg:viewBox="0 0 21600 21600" draw:type="mso-spt202" draw:enhanced-path="M 0 0 L 21600 0 21600 21600 0 21600 0 0 Z N"/>
        </draw:custom-shape>
        <draw:custom-shape draw:style-name="gr11" draw:text-style-name="P2" draw:layer="layout" svg:width="1.402cm" svg:height="1.277cm" svg:x="20.761cm" svg:y="9.895cm">
          <text:p text:style-name="P9"><text:span text:style-name="T8">0</text:span></text:p>
          <draw:enhanced-geometry svg:viewBox="0 0 21600 21600" draw:type="mso-spt202" draw:enhanced-path="M 0 0 L 21600 0 21600 21600 0 21600 0 0 Z N"/>
        </draw:custom-shape>
        <draw:custom-shape draw:style-name="gr11" draw:text-style-name="P2" draw:layer="layout" svg:width="1.204cm" svg:height="1.277cm" svg:x="22.362cm" svg:y="9.895cm">
          <text:p text:style-name="P3"><text:span text:style-name="T8">1</text:span></text:p>
          <draw:enhanced-geometry svg:viewBox="0 0 21600 21600" draw:type="mso-spt202" draw:enhanced-path="M 0 0 L 21600 0 21600 21600 0 21600 0 0 Z N"/>
        </draw:custom-shape>
        <draw:custom-shape draw:style-name="gr12" draw:text-style-name="P2" draw:layer="layout" svg:width="1.402cm" svg:height="1.277cm" svg:x="20.761cm" svg:y="11.399cm">
          <text:p text:style-name="P9"><text:span text:style-name="T8">0</text:span></text:p>
          <draw:enhanced-geometry svg:viewBox="0 0 21600 21600" draw:type="mso-spt202" draw:enhanced-path="M 0 0 L 21600 0 21600 21600 0 21600 0 0 Z N"/>
        </draw:custom-shape>
        <draw:custom-shape draw:style-name="gr12" draw:text-style-name="P2" draw:layer="layout" svg:width="1.402cm" svg:height="1.277cm" svg:x="20.761cm" svg:y="12.894cm">
          <text:p text:style-name="P9"><text:span text:style-name="T8">1</text:span></text:p>
          <draw:enhanced-geometry svg:viewBox="0 0 21600 21600" draw:type="mso-spt202" draw:enhanced-path="M 0 0 L 21600 0 21600 21600 0 21600 0 0 Z N"/>
        </draw:custom-shape>
        <draw:custom-shape draw:style-name="gr12" draw:text-style-name="P2" draw:layer="layout" svg:width="1.204cm" svg:height="1.277cm" svg:x="22.362cm" svg:y="11.399cm">
          <text:p text:style-name="P3"><text:span text:style-name="T8">1</text:span></text:p>
          <draw:enhanced-geometry svg:viewBox="0 0 21600 21600" draw:type="mso-spt202" draw:enhanced-path="M 0 0 L 21600 0 21600 21600 0 21600 0 0 Z N"/>
        </draw:custom-shape>
        <draw:custom-shape draw:style-name="gr12" draw:text-style-name="P2" draw:layer="layout" svg:width="1.204cm" svg:height="1.277cm" svg:x="22.362cm" svg:y="12.894cm">
          <text:p text:style-name="P3"><text:span text:style-name="T8">0</text:span></text:p>
          <draw:enhanced-geometry svg:viewBox="0 0 21600 21600" draw:type="mso-spt202" draw:enhanced-path="M 0 0 L 21600 0 21600 21600 0 21600 0 0 Z N"/>
        </draw:custom-shape>
        <draw:custom-shape draw:style-name="gr10" draw:text-style-name="P2" draw:layer="layout" svg:width="17.802cm" svg:height="1.785cm" svg:x="6.959cm" svg:y="16.126cm">
          <text:p text:style-name="P3"><text:span text:style-name="T9">if the bit-count is negative or greater than or equal to the width of the left operand the behaviour is undefined</text:span></text:p>
          <draw:enhanced-geometry svg:viewBox="0 0 21600 21600" draw:type="mso-spt202" draw:enhanced-path="M 0 0 L 21600 0 21600 21600 0 21600 0 0 Z N"/>
        </draw:custom-shape>
        <draw:custom-shape draw:style-name="gr13" draw:text-style-name="P2" draw:layer="layout" svg:width="1.367cm" svg:height="1.998cm" svg:x="5.592cm" svg:y="16.126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10"><text:span text:style-name="T10">Here is an example of using bit twiddling to count the number of bits in an unsigned int that are set to one:</text:span></text:p>
              <text:p text:style-name="P10"><text:span text:style-name="T10"/></text:p>
              <text:p text:style-name="P10"><text:span text:style-name="T10"><text:s text:c="4"/></text:span><text:span text:style-name="T10">int bit_count(unsigned int n)</text:span></text:p>
              <text:p text:style-name="P10"><text:span text:style-name="T10"><text:s text:c="4"/></text:span><text:span text:style-name="T10">{</text:span></text:p>
              <text:p text:style-name="P10"><text:span text:style-name="T10"><text:s text:c="8"/></text:span><text:span text:style-name="T10">int count = 0;</text:span></text:p>
              <text:p text:style-name="P10"><text:span text:style-name="T10"><text:s text:c="8"/></text:span><text:span text:style-name="T10">while (n) {</text:span></text:p>
              <text:p text:style-name="P10"><text:span text:style-name="T10"><text:s text:c="12"/></text:span><text:span text:style-name="T10">count += n &amp; 0x1U;</text:span></text:p>
              <text:p text:style-name="P10"><text:span text:style-name="T10"><text:s text:c="12"/></text:span><text:span text:style-name="T10">n &gt;&gt;= 1;</text:span></text:p>
              <text:p text:style-name="P10"><text:span text:style-name="T10"><text:s text:c="8"/></text:span><text:span text:style-name="T10">}</text:span></text:p>
              <text:p text:style-name="P10"><text:span text:style-name="T10"><text:s text:c="8"/></text:span><text:span text:style-name="T10">return count;</text:span></text:p>
              <text:p text:style-name="P10"><text:span text:style-name="T10"><text:s text:c="4"/></text:span><text:span text:style-name="T10">}</text:span></text:p>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haring</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many pointers can point to the same object</text:span></text:p>
                <text:list text:style-name="L5">
                  <text:list-item>
                    <text:p text:style-name="P7"><text:span text:style-name="T3">information can be shared across a program</text:span></text:p>
                  </text:list-item>
                </text:list>
              </text:list-item>
            </text:list>
          </draw:text-box>
        </draw:frame>
        <draw:custom-shape draw:style-name="gr14" draw:text-style-name="P2" draw:layer="layout" svg:width="18.799cm" svg:height="5.673cm" svg:x="5.556cm" svg:y="4.926cm">
          <text:p text:style-name="P11"><text:span text:style-name="T11">void</text:span><text:span text:style-name="T12"> function(wibble * p1)</text:span></text:p>
          <text:p text:style-name="P11"><text:span text:style-name="T12">{</text:span></text:p>
          <text:p text:style-name="P11"><text:span text:style-name="T12"><text:s text:c="4"/></text:span><text:span text:style-name="T12">...</text:span></text:p>
          <text:p text:style-name="P11"><text:span text:style-name="T12"><text:s text:c="4"/></text:span><text:span text:style-name="T12">wibble * p2 = p1;</text:span></text:p>
          <text:p text:style-name="P11"><text:span text:style-name="T12"><text:s text:c="4"/></text:span><text:span text:style-name="T12">...</text:span></text:p>
          <text:p text:style-name="P11"><text:span text:style-name="T12"><text:s text:c="4"/></text:span><text:span text:style-name="T12">wibble * another = p2;</text:span></text:p>
          <text:p text:style-name="P11"><text:span text:style-name="T12"><text:s text:c="4"/></text:span><text:span text:style-name="T12">...</text:span></text:p>
          <text:p text:style-name="P11"><text:span text:style-name="T12">}</text:span></text:p>
          <draw:enhanced-geometry svg:viewBox="0 0 21600 21600" draw:type="mso-spt202" draw:enhanced-path="M 0 0 L 21600 0 21600 21600 0 21600 0 0 Z N"/>
        </draw:custom-shape>
        <draw:custom-shape draw:style-name="gr15" draw:text-style-name="P2" draw:layer="layout" svg:width="2.2cm" svg:height="2.002cm" svg:x="10.751cm" svg:y="15.121cm">
          <text:p text:style-name="P1"><text:span text:style-name="T13">&amp;</text:span></text:p>
          <draw:enhanced-geometry svg:viewBox="0 0 21600 21600" draw:type="rectangle" draw:enhanced-path="M 0 0 L 21600 0 21600 21600 0 21600 0 0 Z N"/>
        </draw:custom-shape>
        <draw:custom-shape draw:style-name="gr10" draw:text-style-name="P2" draw:layer="layout" svg:width="2.801cm" svg:height="1.023cm" svg:x="10.552cm" svg:y="14.12cm">
          <text:p text:style-name="P3"><text:span text:style-name="T14">wibble*</text:span></text:p>
          <draw:enhanced-geometry svg:viewBox="0 0 21600 21600" draw:type="mso-spt202" draw:enhanced-path="M 0 0 L 21600 0 21600 21600 0 21600 0 0 Z N"/>
        </draw:custom-shape>
        <draw:custom-shape draw:style-name="gr10" draw:text-style-name="P2" draw:layer="layout" svg:width="2.007cm" svg:height="1.023cm" svg:x="10.746cm" svg:y="17.105cm">
          <text:p text:style-name="P3"><text:span text:style-name="T14">p1</text:span></text:p>
          <draw:enhanced-geometry svg:viewBox="0 0 21600 21600" draw:type="mso-spt202" draw:enhanced-path="M 0 0 L 21600 0 21600 21600 0 21600 0 0 Z N"/>
        </draw:custom-shape>
        <draw:custom-shape draw:style-name="gr16" draw:text-style-name="P2" draw:layer="layout" svg:width="5.742cm" svg:height="5.6cm" svg:x="17.555cm" svg:y="7.122cm">
          <text:p text:style-name="P1"><text:span text:style-name="T15">a wibble!</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15" draw:text-style-name="P2" draw:layer="layout" svg:width="2.201cm" svg:height="2.002cm" svg:x="15.553cm" svg:y="15.121cm">
          <text:p text:style-name="P1"><text:span text:style-name="T13">&amp;</text:span></text:p>
          <draw:enhanced-geometry svg:viewBox="0 0 21600 21600" draw:type="rectangle" draw:enhanced-path="M 0 0 L 21600 0 21600 21600 0 21600 0 0 Z N"/>
        </draw:custom-shape>
        <draw:custom-shape draw:style-name="gr10" draw:text-style-name="P2" draw:layer="layout" svg:width="2.8cm" svg:height="1.023cm" svg:x="15.355cm" svg:y="14.12cm">
          <text:p text:style-name="P3"><text:span text:style-name="T14">wibble*</text:span></text:p>
          <draw:enhanced-geometry svg:viewBox="0 0 21600 21600" draw:type="mso-spt202" draw:enhanced-path="M 0 0 L 21600 0 21600 21600 0 21600 0 0 Z N"/>
        </draw:custom-shape>
        <draw:custom-shape draw:style-name="gr10" draw:text-style-name="P2" draw:layer="layout" svg:width="2.006cm" svg:height="1.023cm" svg:x="15.549cm" svg:y="17.105cm">
          <text:p text:style-name="P3"><text:span text:style-name="T14">p2</text:span></text:p>
          <draw:enhanced-geometry svg:viewBox="0 0 21600 21600" draw:type="mso-spt202" draw:enhanced-path="M 0 0 L 21600 0 21600 21600 0 21600 0 0 Z N"/>
        </draw:custom-shape>
        <draw:custom-shape draw:style-name="gr15" draw:text-style-name="P2" draw:layer="layout" svg:width="2.201cm" svg:height="2.002cm" svg:x="20.152cm" svg:y="15.121cm">
          <text:p text:style-name="P1"><text:span text:style-name="T13">&amp;</text:span></text:p>
          <draw:enhanced-geometry svg:viewBox="0 0 21600 21600" draw:type="rectangle" draw:enhanced-path="M 0 0 L 21600 0 21600 21600 0 21600 0 0 Z N"/>
        </draw:custom-shape>
        <draw:custom-shape draw:style-name="gr10" draw:text-style-name="P2" draw:layer="layout" svg:width="2.8cm" svg:height="1.023cm" svg:x="19.954cm" svg:y="14.12cm">
          <text:p text:style-name="P3"><text:span text:style-name="T14">wibble*</text:span></text:p>
          <draw:enhanced-geometry svg:viewBox="0 0 21600 21600" draw:type="mso-spt202" draw:enhanced-path="M 0 0 L 21600 0 21600 21600 0 21600 0 0 Z N"/>
        </draw:custom-shape>
        <draw:custom-shape draw:style-name="gr10" draw:text-style-name="P2" draw:layer="layout" svg:width="5.203cm" svg:height="1.023cm" svg:x="20.148cm" svg:y="17.105cm">
          <text:p text:style-name="P3"><text:span text:style-name="T14">another</text:span></text:p>
          <draw:enhanced-geometry svg:viewBox="0 0 21600 21600" draw:type="mso-spt202" draw:enhanced-path="M 0 0 L 21600 0 21600 21600 0 21600 0 0 Z N"/>
        </draw:custom-shape>
        <draw:line draw:style-name="gr17" draw:text-style-name="P8" draw:layer="layout" svg:x1="12.153cm" svg:y1="16.126cm" svg:x2="14.155cm" svg:y2="16.131cm">
          <text:p/>
        </draw:line>
        <draw:line draw:style-name="gr17" draw:text-style-name="P8" draw:layer="layout" svg:x1="14.155cm" svg:y1="16.157cm" svg:x2="14.16cm" svg:y2="9.693cm">
          <text:p/>
        </draw:line>
        <draw:line draw:style-name="gr18" draw:text-style-name="P8" draw:layer="layout" svg:x1="14.155cm" svg:y1="9.723cm" svg:x2="17.555cm" svg:y2="9.728cm">
          <text:p/>
        </draw:line>
        <draw:line draw:style-name="gr17" draw:text-style-name="P8" draw:layer="layout" svg:x1="16.955cm" svg:y1="16.126cm" svg:x2="18.353cm" svg:y2="16.131cm">
          <text:p/>
        </draw:line>
        <draw:line draw:style-name="gr18" draw:text-style-name="P8" draw:layer="layout" svg:x1="18.353cm" svg:y1="16.157cm" svg:x2="18.358cm" svg:y2="11.095cm">
          <text:p/>
        </draw:line>
        <draw:line draw:style-name="gr17" draw:text-style-name="P8" draw:layer="layout" svg:x1="21.555cm" svg:y1="16.126cm" svg:x2="25.554cm" svg:y2="16.131cm">
          <text:p/>
        </draw:line>
        <draw:line draw:style-name="gr17" draw:text-style-name="P8" draw:layer="layout" svg:x1="25.554cm" svg:y1="16.157cm" svg:x2="25.559cm" svg:y2="9.693cm">
          <text:p/>
        </draw:line>
        <draw:line draw:style-name="gr18" draw:text-style-name="P8" draw:layer="layout" svg:x1="25.584cm" svg:y1="9.723cm" svg:x2="22.925cm" svg:y2="9.728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s and struc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rrays and struct may contain each other</text:span></text:p>
                <text:list text:style-name="L6">
                  <text:list-item>
                    <text:p text:style-name="P7"><text:span text:style-name="T3">[int] and .identifier designators can be combined</text:span></text:p>
                  </text:list-item>
                </text:list>
              </text:list-item>
            </text:list>
          </draw:text-box>
        </draw:frame>
        <draw:custom-shape draw:style-name="gr19" draw:text-style-name="P2" draw:layer="layout" svg:width="8.4cm" svg:height="4.071cm" svg:x="5.358cm" svg:y="5.256cm">
          <text:p text:style-name="P3"><text:span text:style-name="T16">struct</text:span><text:span text:style-name="T17"> s</text:span></text:p>
          <text:p text:style-name="P3"><text:span text:style-name="T17">{</text:span></text:p>
          <text:p text:style-name="P3"><text:span text:style-name="T17"><text:s text:c="4"/></text:span><text:span text:style-name="T16">int</text:span><text:span text:style-name="T17"> array[3];</text:span></text:p>
          <text:p text:style-name="P3"><text:span text:style-name="T17"><text:s text:c="4"/></text:span><text:span text:style-name="T16">int</text:span><text:span text:style-name="T17"> b;</text:span></text:p>
          <text:p text:style-name="P3"><text:span text:style-name="T17">};</text:span></text:p>
          <draw:enhanced-geometry svg:viewBox="0 0 21600 21600" draw:type="mso-spt202" draw:enhanced-path="M 0 0 L 21600 0 21600 21600 0 21600 0 0 Z N"/>
        </draw:custom-shape>
        <draw:custom-shape draw:style-name="gr20" draw:text-style-name="P2" draw:layer="layout" svg:width="11.602cm" svg:height="4.071cm" svg:x="12.559cm" svg:y="6.125cm">
          <text:p text:style-name="P3"><text:span text:style-name="T16">struct</text:span><text:span text:style-name="T17"> s sequence[] = </text:span></text:p>
          <text:p text:style-name="P3"><text:span text:style-name="T17"><text:s text:c="4"/></text:span><text:span text:style-name="T17">{ </text:span></text:p>
          <text:p text:style-name="P3"><text:span text:style-name="T17"><text:s text:c="8"/></text:span><text:span text:style-name="T17">[0].array = { 1 },</text:span></text:p>
          <text:p text:style-name="P3"><text:span text:style-name="T17"><text:s text:c="8"/></text:span><text:span text:style-name="T17">[1].array[2] = 3</text:span></text:p>
          <text:p text:style-name="P3"><text:span text:style-name="T17"><text:s text:c="4"/></text:span><text:span text:style-name="T17">};</text:span></text:p>
          <draw:enhanced-geometry svg:viewBox="0 0 21600 21600" draw:type="mso-spt202" draw:enhanced-path="M 0 0 L 21600 0 21600 21600 0 21600 0 0 Z N"/>
        </draw:custom-shape>
        <draw:custom-shape draw:style-name="gr21" draw:text-style-name="P2" draw:layer="layout" svg:width="2.196cm" svg:height="1.601cm" svg:x="8.961cm" svg:y="13.326cm">
          <text:p text:style-name="P1"><text:span text:style-name="T18">1</text:span></text:p>
          <draw:enhanced-geometry svg:viewBox="0 0 21600 21600" draw:type="rectangle" draw:enhanced-path="M 0 0 L 21600 0 21600 21600 0 21600 0 0 Z N"/>
        </draw:custom-shape>
        <draw:custom-shape draw:style-name="gr21" draw:text-style-name="P2" draw:layer="layout" svg:width="2.196cm" svg:height="1.601cm" svg:x="11.161cm" svg:y="13.326cm">
          <text:p text:style-name="P1"><text:span text:style-name="T19">*</text:span></text:p>
          <draw:enhanced-geometry svg:viewBox="0 0 21600 21600" draw:type="rectangle" draw:enhanced-path="M 0 0 L 21600 0 21600 21600 0 21600 0 0 Z N"/>
        </draw:custom-shape>
        <draw:custom-shape draw:style-name="gr21" draw:text-style-name="P2" draw:layer="layout" svg:width="2.196cm" svg:height="1.601cm" svg:x="22.163cm" svg:y="13.326cm">
          <text:p text:style-name="P1"><text:span text:style-name="T18">3</text:span></text:p>
          <draw:enhanced-geometry svg:viewBox="0 0 21600 21600" draw:type="rectangle" draw:enhanced-path="M 0 0 L 21600 0 21600 21600 0 21600 0 0 Z N"/>
        </draw:custom-shape>
        <draw:custom-shape draw:style-name="gr22" draw:text-style-name="P2" draw:layer="layout" svg:width="1.001cm" svg:height="8.405cm" draw:transform="rotate (1.5707963267946) translate (9.137cm 16.1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5.998cm" svg:height="1.023cm" svg:x="9.56cm" svg:y="16.148cm">
          <text:p text:style-name="P3"><text:span text:style-name="T20">sequence[0]</text:span></text:p>
          <draw:enhanced-geometry svg:viewBox="0 0 21600 21600" draw:type="mso-spt202" draw:enhanced-path="M 0 0 L 21600 0 21600 21600 0 21600 0 0 Z N"/>
        </draw:custom-shape>
        <draw:custom-shape draw:style-name="gr22" draw:text-style-name="P2" draw:layer="layout" svg:width="1.001cm" svg:height="8.405cm" draw:transform="rotate (1.5707963267946) translate (17.939cm 16.1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5.997cm" svg:height="1.023cm" svg:x="18.362cm" svg:y="16.148cm">
          <text:p text:style-name="P3"><text:span text:style-name="T20">sequence[1]</text:span></text:p>
          <draw:enhanced-geometry svg:viewBox="0 0 21600 21600" draw:type="mso-spt202" draw:enhanced-path="M 0 0 L 21600 0 21600 21600 0 21600 0 0 Z N"/>
        </draw:custom-shape>
        <draw:custom-shape draw:style-name="gr22" draw:text-style-name="P2" draw:layer="layout" svg:width="0.802cm" svg:height="6.402cm" draw:transform="rotate (1.5707963267946) translate (8.939cm 12.938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0.802cm" svg:height="2.2cm" draw:transform="rotate (1.5707963267946) translate (15.54cm 12.938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4.401cm" svg:height="1.023cm" svg:x="9.163cm" svg:y="11.126cm">
          <text:p text:style-name="P3"><text:span text:style-name="T20"><text:s text:c="4"/></text:span><text:span text:style-name="T20">.array</text:span></text:p>
          <draw:enhanced-geometry svg:viewBox="0 0 21600 21600" draw:type="mso-spt202" draw:enhanced-path="M 0 0 L 21600 0 21600 21600 0 21600 0 0 Z N"/>
        </draw:custom-shape>
        <draw:custom-shape draw:style-name="gr10" draw:text-style-name="P2" draw:layer="layout" svg:width="2.201cm" svg:height="1.023cm" svg:x="15.76cm" svg:y="11.148cm">
          <text:p text:style-name="P3"><text:span text:style-name="T20">.b</text:span></text:p>
          <draw:enhanced-geometry svg:viewBox="0 0 21600 21600" draw:type="mso-spt202" draw:enhanced-path="M 0 0 L 21600 0 21600 21600 0 21600 0 0 Z N"/>
        </draw:custom-shape>
        <draw:custom-shape draw:style-name="gr21" draw:text-style-name="P2" draw:layer="layout" svg:width="2.196cm" svg:height="1.601cm" svg:x="13.366cm" svg:y="13.326cm">
          <text:p text:style-name="P1"><text:span text:style-name="T19">*</text:span></text:p>
          <draw:enhanced-geometry svg:viewBox="0 0 21600 21600" draw:type="rectangle" draw:enhanced-path="M 0 0 L 21600 0 21600 21600 0 21600 0 0 Z N"/>
        </draw:custom-shape>
        <draw:custom-shape draw:style-name="gr21" draw:text-style-name="P2" draw:layer="layout" svg:width="2.196cm" svg:height="1.601cm" svg:x="15.562cm" svg:y="13.326cm">
          <text:p text:style-name="P1"><text:span text:style-name="T19">*</text:span></text:p>
          <draw:enhanced-geometry svg:viewBox="0 0 21600 21600" draw:type="rectangle" draw:enhanced-path="M 0 0 L 21600 0 21600 21600 0 21600 0 0 Z N"/>
        </draw:custom-shape>
        <draw:custom-shape draw:style-name="gr21" draw:text-style-name="P2" draw:layer="layout" svg:width="2.196cm" svg:height="1.601cm" svg:x="17.762cm" svg:y="13.326cm">
          <text:p text:style-name="P1"><text:span text:style-name="T19">*</text:span></text:p>
          <draw:enhanced-geometry svg:viewBox="0 0 21600 21600" draw:type="rectangle" draw:enhanced-path="M 0 0 L 21600 0 21600 21600 0 21600 0 0 Z N"/>
        </draw:custom-shape>
        <draw:custom-shape draw:style-name="gr21" draw:text-style-name="P2" draw:layer="layout" svg:width="2.196cm" svg:height="1.601cm" svg:x="19.958cm" svg:y="13.326cm">
          <text:p text:style-name="P1"><text:span text:style-name="T19">*</text:span></text:p>
          <draw:enhanced-geometry svg:viewBox="0 0 21600 21600" draw:type="rectangle" draw:enhanced-path="M 0 0 L 21600 0 21600 21600 0 21600 0 0 Z N"/>
        </draw:custom-shape>
        <draw:custom-shape draw:style-name="gr21" draw:text-style-name="P2" draw:layer="layout" svg:width="2.196cm" svg:height="1.601cm" svg:x="24.359cm" svg:y="13.326cm">
          <text:p text:style-name="P1"><text:span text:style-name="T19">*</text:span></text:p>
          <draw:enhanced-geometry svg:viewBox="0 0 21600 21600" draw:type="rectangle" draw:enhanced-path="M 0 0 L 21600 0 21600 21600 0 21600 0 0 Z N"/>
        </draw:custom-shape>
        <draw:custom-shape draw:style-name="gr10" draw:text-style-name="P2" draw:layer="layout" svg:width="4.193cm" svg:height="1.023cm" svg:x="4.357cm" svg:y="17.127cm">
          <text:p text:style-name="P3"><text:span text:style-name="T14">default value</text:span></text:p>
          <draw:enhanced-geometry svg:viewBox="0 0 21600 21600" draw:type="mso-spt202" draw:enhanced-path="M 0 0 L 21600 0 21600 21600 0 21600 0 0 Z N"/>
        </draw:custom-shape>
        <draw:custom-shape draw:style-name="gr10" draw:text-style-name="P2" draw:layer="layout" svg:width="1.199cm" svg:height="1.954cm" svg:x="3.55cm" svg:y="16.779cm">
          <text:p text:style-name="P3"><text:span text:style-name="T21">*</text:span></text:p>
          <draw:enhanced-geometry svg:viewBox="0 0 21600 21600" draw:type="mso-spt202" draw:enhanced-path="M 0 0 L 21600 0 21600 21600 0 21600 0 0 Z N"/>
        </draw:custom-shape>
        <draw:custom-shape draw:style-name="gr10" draw:text-style-name="P2" draw:layer="layout" svg:width="8.4cm" svg:height="1.023cm" svg:x="5.358cm" svg:y="4.123cm">
          <text:p text:style-name="P3"><text:span text:style-name="T14">struct containing array</text:span></text:p>
          <draw:enhanced-geometry svg:viewBox="0 0 21600 21600" draw:type="mso-spt202" draw:enhanced-path="M 0 0 L 21600 0 21600 21600 0 21600 0 0 Z N"/>
        </draw:custom-shape>
        <draw:custom-shape draw:style-name="gr23" draw:text-style-name="P2" draw:layer="layout" svg:width="2.601cm" svg:height="1.398cm" svg:x="22.9cm" svg:y="4.101cm">
          <text:p text:style-name="P12"><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ectangular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only the top-level array decays into a pointer</text:span></text:p>
                <text:list text:style-name="L6">
                  <text:list-item>
                    <text:p text:style-name="P7"><text:span text:style-name="T3">the size of sub arrays remains part of the type</text:span></text:p>
                  </text:list-item>
                </text:list>
              </text:list-item>
            </text:list>
          </draw:text-box>
        </draw:frame>
        <draw:custom-shape draw:style-name="gr14" draw:text-style-name="P2" draw:layer="layout" svg:width="16.806cm" svg:height="3.911cm" svg:x="6.548cm" svg:y="9.618cm">
          <text:p text:style-name="P11"><text:span text:style-name="T16">int</text:span><text:span text:style-name="T17"> main(</text:span><text:span text:style-name="T16">void</text:span><text:span text:style-name="T17">)</text:span></text:p>
          <text:p text:style-name="P11"><text:span text:style-name="T17">{</text:span></text:p>
          <text:p text:style-name="P11"><text:span text:style-name="T17"><text:s text:c="4"/></text:span><text:span text:style-name="T16">int</text:span><text:span text:style-name="T17"> grid[2][3] = {{0,1,2},{3,4,5}};</text:span></text:p>
          <text:p text:style-name="P11"><text:span text:style-name="T17"><text:s text:c="4"/></text:span><text:span text:style-name="T17">...</text:span></text:p>
          <text:p text:style-name="P11"><text:span text:style-name="T17"><text:s text:c="4"/></text:span><text:span text:style-name="T17">print(2, grid); <text:s text:c="3"/></text:span></text:p>
          <text:p text:style-name="P11"><text:span text:style-name="T17">}</text:span></text:p>
          <draw:enhanced-geometry svg:viewBox="0 0 21600 21600" draw:type="mso-spt202" draw:enhanced-path="M 0 0 L 21600 0 21600 21600 0 21600 0 0 Z N"/>
        </draw:custom-shape>
        <draw:custom-shape draw:style-name="gr14" draw:text-style-name="P2" draw:layer="layout" svg:width="16.806cm" svg:height="0.866cm" svg:x="6.548cm" svg:y="5.124cm">
          <text:p text:style-name="P11"><text:span text:style-name="T16">void</text:span><text:span text:style-name="T17"> print(</text:span><text:span text:style-name="T16">int</text:span><text:span text:style-name="T17"> nrows, </text:span><text:span text:style-name="T16">int</text:span><text:span text:style-name="T17"> matrix[2][3]);</text:span></text:p>
          <draw:enhanced-geometry svg:viewBox="0 0 21600 21600" draw:type="mso-spt202" draw:enhanced-path="M 0 0 L 21600 0 21600 21600 0 21600 0 0 Z N"/>
        </draw:custom-shape>
        <draw:custom-shape draw:style-name="gr14" draw:text-style-name="P2" draw:layer="layout" svg:width="16.805cm" svg:height="0.866cm" svg:x="6.553cm" svg:y="5.922cm">
          <text:p text:style-name="P11"><text:span text:style-name="T16">void</text:span><text:span text:style-name="T17"> print(</text:span><text:span text:style-name="T16">int</text:span><text:span text:style-name="T17"> nrows, </text:span><text:span text:style-name="T16">int</text:span><text:span text:style-name="T17"> matrix[ ][3]);</text:span></text:p>
          <draw:enhanced-geometry svg:viewBox="0 0 21600 21600" draw:type="mso-spt202" draw:enhanced-path="M 0 0 L 21600 0 21600 21600 0 21600 0 0 Z N"/>
        </draw:custom-shape>
        <draw:custom-shape draw:style-name="gr14" draw:text-style-name="P2" draw:layer="layout" svg:width="16.805cm" svg:height="0.866cm" svg:x="6.553cm" svg:y="6.725cm">
          <text:p text:style-name="P11"><text:span text:style-name="T16">void</text:span><text:span text:style-name="T17"> print(</text:span><text:span text:style-name="T16">int</text:span><text:span text:style-name="T17"> nrows, </text:span><text:span text:style-name="T16">int</text:span><text:span text:style-name="T17"> (*matrix)[3]);</text:span></text:p>
          <draw:enhanced-geometry svg:viewBox="0 0 21600 21600" draw:type="mso-spt202" draw:enhanced-path="M 0 0 L 21600 0 21600 21600 0 21600 0 0 Z N"/>
        </draw:custom-shape>
        <draw:custom-shape draw:style-name="gr14" draw:text-style-name="P2" draw:layer="layout" svg:width="16.806cm" svg:height="0.866cm" svg:x="6.557cm" svg:y="16.726cm">
          <text:p text:style-name="P11"><text:span text:style-name="T16">void</text:span><text:span text:style-name="T17"> illegal(</text:span><text:span text:style-name="T16">int</text:span><text:span text:style-name="T17"> matrix[ ][ ]) ...</text:span></text:p>
          <draw:enhanced-geometry svg:viewBox="0 0 21600 21600" draw:type="mso-spt202" draw:enhanced-path="M 0 0 L 21600 0 21600 21600 0 21600 0 0 Z N"/>
        </draw:custom-shape>
        <draw:custom-shape draw:style-name="gr10" draw:text-style-name="P2" draw:layer="layout" svg:width="4.802cm" svg:height="1.023cm" svg:x="6.553cm" svg:y="7.704cm">
          <text:p text:style-name="P3"><text:span text:style-name="T14">equivalent</text:span></text:p>
          <draw:enhanced-geometry svg:viewBox="0 0 21600 21600" draw:type="mso-spt202" draw:enhanced-path="M 0 0 L 21600 0 21600 21600 0 21600 0 0 Z N"/>
        </draw:custom-shape>
        <draw:custom-shape draw:style-name="gr13" draw:text-style-name="P2" draw:layer="layout" svg:width="1.367cm" svg:height="1.998cm" svg:x="4.957cm" svg:y="15.928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2">Note that the memory layout for a 2d array is a single block of memory.</text:span></text:p>
              <text:p text:style-name="P10"><text:span text:style-name="T22">To understand the third function prototype for pass remember that a pointer to something uses the same syntax as a pointer to an array of something. In:</text:span></text:p>
              <text:p text:style-name="P10"><text:span text:style-name="T22"/></text:p>
              <text:p text:style-name="P13"><text:span text:style-name="T22"><text:tab/></text:span><text:span text:style-name="T22">void print(int nrows, int (*matrix)[3]);</text:span></text:p>
              <text:p text:style-name="P14"><text:span text:style-name="T22"/></text:p>
              <text:p text:style-name="P14"><text:span text:style-name="T22">matrix is a pointer to an int[3] or to the first element in an array of int[3].</text:span></text:p>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argument picture</text:span></text:p>
          </draw:text-box>
        </draw:frame>
        <draw:custom-shape draw:style-name="gr24" draw:text-style-name="P2" draw:layer="layout" svg:width="21.801cm" svg:height="5.799cm" svg:x="4.357cm" svg:y="2.262cm">
          <text:p/>
          <draw:enhanced-geometry svg:viewBox="0 0 21600 21600" draw:type="rectangle" draw:enhanced-path="M 0 0 L 21600 0 21600 21600 0 21600 0 0 Z N"/>
        </draw:custom-shape>
        <draw:custom-shape draw:style-name="gr14" draw:text-style-name="P2" draw:layer="layout" svg:width="9.401cm" svg:height="4.319cm" svg:x="4.957cm" svg:y="2.963cm">
          <text:p text:style-name="P11"><text:span text:style-name="T12"/></text:p>
          <text:p text:style-name="P11"><text:span text:style-name="T23">int </text:span><text:span text:style-name="T12">(*matrix)</text:span><text:span text:style-name="T23">[3]</text:span></text:p>
          <text:p text:style-name="P11"><text:span text:style-name="T12"/></text:p>
          <text:p text:style-name="P11"><text:span text:style-name="T12"/></text:p>
          <text:p text:style-name="P11"><text:span text:style-name="T12">int </text:span><text:span text:style-name="T23">(*matrix)</text:span><text:span text:style-name="T12">[3]</text:span></text:p>
          <text:p text:style-name="P11"><text:span text:style-name="T12"/></text:p>
          <draw:enhanced-geometry svg:viewBox="0 0 21600 21600" draw:type="mso-spt202" draw:enhanced-path="M 0 0 L 21600 0 21600 21600 0 21600 0 0 Z N"/>
        </draw:custom-shape>
        <draw:custom-shape draw:style-name="gr10" draw:text-style-name="P2" draw:layer="layout" svg:width="9.798cm" svg:height="1.277cm" svg:x="14.755cm" svg:y="3.254cm">
          <text:p text:style-name="P3"><text:span text:style-name="T24">matrix is a pointer</text:span></text:p>
          <draw:enhanced-geometry svg:viewBox="0 0 21600 21600" draw:type="mso-spt202" draw:enhanced-path="M 0 0 L 21600 0 21600 21600 0 21600 0 0 Z N"/>
        </draw:custom-shape>
        <draw:custom-shape draw:style-name="gr10" draw:text-style-name="P2" draw:layer="layout" svg:width="11.205cm" svg:height="1.277cm" svg:x="14.755cm" svg:y="4.374cm">
          <text:p text:style-name="P3"><text:span text:style-name="T24">to zero, one, or more</text:span></text:p>
          <draw:enhanced-geometry svg:viewBox="0 0 21600 21600" draw:type="mso-spt202" draw:enhanced-path="M 0 0 L 21600 0 21600 21600 0 21600 0 0 Z N"/>
        </draw:custom-shape>
        <draw:custom-shape draw:style-name="gr10" draw:text-style-name="P2" draw:layer="layout" svg:width="9.798cm" svg:height="2.293cm" svg:x="14.755cm" svg:y="5.578cm">
          <text:p text:style-name="P3"><text:span text:style-name="T24">array of three ints</text:span></text:p>
          <text:p text:style-name="P3"><text:span text:style-name="T24"/></text:p>
          <draw:enhanced-geometry svg:viewBox="0 0 21600 21600" draw:type="mso-spt202" draw:enhanced-path="M 0 0 L 21600 0 21600 21600 0 21600 0 0 Z N"/>
        </draw:custom-shape>
        <draw:custom-shape draw:style-name="gr14" draw:text-style-name="P2" draw:layer="layout" svg:width="9.401cm" svg:height="0.934cm" svg:x="4.957cm" svg:y="1.526cm">
          <text:p text:style-name="P11"><text:span text:style-name="T12">int (*matrix)[3]</text:span></text:p>
          <draw:enhanced-geometry svg:viewBox="0 0 21600 21600" draw:type="mso-spt202" draw:enhanced-path="M 0 0 L 21600 0 21600 21600 0 21600 0 0 Z N"/>
        </draw:custom-shape>
        <draw:custom-shape draw:style-name="gr25" draw:text-style-name="P2" draw:layer="layout" svg:width="1.76cm" svg:height="1.795cm" svg:x="11.249cm" svg:y="14.327cm">
          <text:p text:style-name="P1"><text:span text:style-name="T25">1</text:span></text:p>
          <draw:enhanced-geometry svg:viewBox="0 0 21600 21600" draw:type="rectangle" draw:enhanced-path="M 0 0 L 21600 0 21600 21600 0 21600 0 0 Z N"/>
        </draw:custom-shape>
        <draw:custom-shape draw:style-name="gr25" draw:text-style-name="P2" draw:layer="layout" svg:width="1.76cm" svg:height="1.795cm" svg:x="13.048cm" svg:y="14.327cm">
          <text:p text:style-name="P1"><text:span text:style-name="T25">2</text:span></text:p>
          <draw:enhanced-geometry svg:viewBox="0 0 21600 21600" draw:type="rectangle" draw:enhanced-path="M 0 0 L 21600 0 21600 21600 0 21600 0 0 Z N"/>
        </draw:custom-shape>
        <draw:custom-shape draw:style-name="gr25" draw:text-style-name="P2" draw:layer="layout" svg:width="1.759cm" svg:height="1.795cm" svg:x="14.852cm" svg:y="14.327cm">
          <text:p text:style-name="P1"><text:span text:style-name="T25">3</text:span></text:p>
          <draw:enhanced-geometry svg:viewBox="0 0 21600 21600" draw:type="rectangle" draw:enhanced-path="M 0 0 L 21600 0 21600 21600 0 21600 0 0 Z N"/>
        </draw:custom-shape>
        <draw:custom-shape draw:style-name="gr25" draw:text-style-name="P2" draw:layer="layout" svg:width="1.76cm" svg:height="1.795cm" svg:x="16.651cm" svg:y="14.327cm">
          <text:p text:style-name="P1"><text:span text:style-name="T25">4</text:span></text:p>
          <draw:enhanced-geometry svg:viewBox="0 0 21600 21600" draw:type="rectangle" draw:enhanced-path="M 0 0 L 21600 0 21600 21600 0 21600 0 0 Z N"/>
        </draw:custom-shape>
        <draw:custom-shape draw:style-name="gr25" draw:text-style-name="P2" draw:layer="layout" svg:width="1.76cm" svg:height="1.795cm" svg:x="18.45cm" svg:y="14.327cm">
          <text:p text:style-name="P1"><text:span text:style-name="T25">5</text:span></text:p>
          <draw:enhanced-geometry svg:viewBox="0 0 21600 21600" draw:type="rectangle" draw:enhanced-path="M 0 0 L 21600 0 21600 21600 0 21600 0 0 Z N"/>
        </draw:custom-shape>
        <draw:custom-shape draw:style-name="gr10" draw:text-style-name="P2" draw:layer="layout" svg:width="4.599cm" svg:height="1.023cm" svg:x="10.407cm" svg:y="17.308cm">
          <text:p text:style-name="P3"><text:span text:style-name="T20">matrix[0]</text:span></text:p>
          <draw:enhanced-geometry svg:viewBox="0 0 21600 21600" draw:type="mso-spt202" draw:enhanced-path="M 0 0 L 21600 0 21600 21600 0 21600 0 0 Z N"/>
        </draw:custom-shape>
        <draw:custom-shape draw:style-name="gr26" draw:text-style-name="P2" draw:layer="layout" svg:width="0.803cm" svg:height="5.199cm" draw:transform="rotate (1.5707963267946) translate (9.384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2" draw:layer="layout" svg:width="0.803cm" svg:height="5.199cm" draw:transform="rotate (1.5707963267946) translate (14.989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4.599cm" svg:height="1.023cm" svg:x="16.21cm" svg:y="17.308cm">
          <text:p text:style-name="P3"><text:span text:style-name="T20">matrix[1]</text:span></text:p>
          <draw:enhanced-geometry svg:viewBox="0 0 21600 21600" draw:type="mso-spt202" draw:enhanced-path="M 0 0 L 21600 0 21600 21600 0 21600 0 0 Z N"/>
        </draw:custom-shape>
        <draw:custom-shape draw:style-name="gr10" draw:text-style-name="P2" draw:layer="layout" svg:width="13.039cm" svg:height="1.023cm" svg:x="13.159cm" svg:y="8.925cm">
          <text:p text:style-name="P3"><text:span text:style-name="T14">matrix points to a </text:span><text:span text:style-name="T26">single</text:span><text:span text:style-name="T14"> chunk of memory</text:span></text:p>
          <draw:enhanced-geometry svg:viewBox="0 0 21600 21600" draw:type="mso-spt202" draw:enhanced-path="M 0 0 L 21600 0 21600 21600 0 21600 0 0 Z N"/>
        </draw:custom-shape>
        <draw:custom-shape draw:style-name="gr25" draw:text-style-name="P2" draw:layer="layout" svg:width="1.76cm" svg:height="1.795cm" svg:x="9.45cm" svg:y="14.323cm">
          <text:p text:style-name="P1"><text:span text:style-name="T25">0</text:span></text:p>
          <draw:enhanced-geometry svg:viewBox="0 0 21600 21600" draw:type="rectangle" draw:enhanced-path="M 0 0 L 21600 0 21600 21600 0 21600 0 0 Z N"/>
        </draw:custom-shape>
        <draw:custom-shape draw:style-name="gr10" draw:text-style-name="P2" draw:layer="layout" svg:width="3.202cm" svg:height="1.023cm" svg:x="3.157cm" svg:y="10.923cm">
          <text:p text:style-name="P15"><text:span text:style-name="T20">matrix</text:span></text:p>
          <draw:enhanced-geometry svg:viewBox="0 0 21600 21600" draw:type="mso-spt202" draw:enhanced-path="M 0 0 L 21600 0 21600 21600 0 21600 0 0 Z N"/>
        </draw:custom-shape>
        <draw:custom-shape draw:style-name="gr25" draw:text-style-name="P2" draw:layer="layout" svg:width="2.805cm" svg:height="1.794cm" svg:x="6.557cm" svg:y="10.522cm">
          <text:p text:style-name="P1"><text:span text:style-name="T13">&amp;</text:span></text:p>
          <draw:enhanced-geometry svg:viewBox="0 0 21600 21600" draw:type="rectangle" draw:enhanced-path="M 0 0 L 21600 0 21600 21600 0 21600 0 0 Z N"/>
        </draw:custom-shape>
        <draw:line draw:style-name="gr17" draw:text-style-name="P8" draw:layer="layout" svg:x1="7.96cm" svg:y1="11.725cm" svg:x2="7.964cm" svg:y2="15.125cm">
          <text:p/>
        </draw:line>
        <draw:line draw:style-name="gr18" draw:text-style-name="P8" draw:layer="layout" svg:x1="7.96cm" svg:y1="15.125cm" svg:x2="9.159cm" svg:y2="15.13cm">
          <text:p/>
        </draw:line>
        <draw:custom-shape draw:style-name="gr10" draw:text-style-name="P2" draw:layer="layout" svg:width="5.6cm" svg:height="1.023cm" svg:x="15.562cm" svg:y="11.527cm">
          <text:p text:style-name="P3"><text:span text:style-name="T20">matrix[0][1]</text:span></text:p>
          <draw:enhanced-geometry svg:viewBox="0 0 21600 21600" draw:type="mso-spt202" draw:enhanced-path="M 0 0 L 21600 0 21600 21600 0 21600 0 0 Z N"/>
        </draw:custom-shape>
        <draw:line draw:style-name="gr27" draw:text-style-name="P8" draw:layer="layout" svg:x1="15.584cm" svg:y1="12.127cm" svg:x2="12.136cm" svg:y2="12.131cm">
          <text:p/>
        </draw:line>
        <draw:line draw:style-name="gr28" draw:text-style-name="P8" draw:layer="layout" svg:x1="12.158cm" svg:y1="12.127cm" svg:x2="12.162cm" svg:y2="14.923cm">
          <text:p/>
        </draw:line>
        <draw:custom-shape draw:style-name="gr29" draw:text-style-name="P2" draw:layer="layout" svg:width="1.76cm" svg:height="1.795cm" svg:x="20.364cm" svg:y="14.323cm">
          <text:p/>
          <draw:enhanced-geometry svg:viewBox="0 0 21600 21600" draw:type="rectangle" draw:enhanced-path="M 0 0 L 21600 0 21600 21600 0 21600 0 0 Z N"/>
        </draw:custom-shape>
        <draw:custom-shape draw:style-name="gr29" draw:text-style-name="P2" draw:layer="layout" svg:width="1.76cm" svg:height="1.795cm" svg:x="22.163cm" svg:y="14.323cm">
          <text:p/>
          <draw:enhanced-geometry svg:viewBox="0 0 21600 21600" draw:type="rectangle" draw:enhanced-path="M 0 0 L 21600 0 21600 21600 0 21600 0 0 Z N"/>
        </draw:custom-shape>
        <draw:custom-shape draw:style-name="gr29" draw:text-style-name="P2" draw:layer="layout" svg:width="1.76cm" svg:height="1.795cm" svg:x="23.962cm" svg:y="14.323cm">
          <text:p/>
          <draw:enhanced-geometry svg:viewBox="0 0 21600 21600" draw:type="rectangle" draw:enhanced-path="M 0 0 L 21600 0 21600 21600 0 21600 0 0 Z N"/>
        </draw:custom-shape>
        <draw:custom-shape draw:style-name="gr30" draw:text-style-name="P2" draw:layer="layout" svg:width="0.803cm" svg:height="5.199cm" draw:transform="rotate (1.5707963267946) translate (20.342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1" draw:text-style-name="P8" draw:layer="layout" svg:x1="25.96cm" svg:y1="14.327cm" svg:x2="26.957cm" svg:y2="14.332cm">
          <text:p/>
        </draw:line>
        <draw:line draw:style-name="gr31" draw:text-style-name="P8" draw:layer="layout" svg:x1="25.96cm" svg:y1="16.126cm" svg:x2="26.957cm" svg:y2="16.131cm">
          <text:p/>
        </draw:line>
        <draw:line draw:style-name="gr28" draw:text-style-name="P8" draw:layer="layout" svg:x1="6.359cm" svg:y1="11.527cm" svg:x2="7.36cm" svg:y2="11.5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agged arrays</text:span></text:p>
          </draw:text-box>
        </draw:frame>
        <draw:custom-shape draw:style-name="gr14" draw:text-style-name="P2" draw:layer="layout" svg:width="20.395cm" svg:height="5.129cm" svg:x="5.164cm" svg:y="11.602cm">
          <text:p text:style-name="P11"><text:span text:style-name="T16">int</text:span><text:span text:style-name="T17"> main(</text:span><text:span text:style-name="T16">void</text:span><text:span text:style-name="T17">)</text:span></text:p>
          <text:p text:style-name="P11"><text:span text:style-name="T17">{</text:span></text:p>
          <text:p text:style-name="P11"><text:span text:style-name="T17"><text:s text:c="4"/></text:span><text:span text:style-name="T16">int</text:span><text:span text:style-name="T17"> vec1[] = { 0, 1, 2 };</text:span></text:p>
          <text:p text:style-name="P11"><text:span text:style-name="T17"><text:s text:c="4"/></text:span><text:span text:style-name="T16">int</text:span><text:span text:style-name="T17"> vec2[] = { 3, 4, 5 };</text:span></text:p>
          <text:p text:style-name="P11"><text:span text:style-name="T17"><text:s text:c="4"/></text:span><text:span text:style-name="T16">int</text:span><text:span text:style-name="T17"> * grid[2] = { vec1, vec2 };</text:span></text:p>
          <text:p text:style-name="P11"><text:span text:style-name="T17"><text:s text:c="4"/></text:span></text:p>
          <text:p text:style-name="P11"><text:span text:style-name="T17"><text:s text:c="4"/></text:span><text:span text:style-name="T17">print(2, 3, grid); <text:s text:c="3"/></text:span></text:p>
          <text:p text:style-name="P11"><text:span text:style-name="T17">}</text:span></text:p>
          <draw:enhanced-geometry svg:viewBox="0 0 21600 21600" draw:type="mso-spt202" draw:enhanced-path="M 0 0 L 21600 0 21600 21600 0 21600 0 0 Z N"/>
        </draw:custom-shape>
        <draw:custom-shape draw:style-name="gr14" draw:text-style-name="P2" draw:layer="layout" svg:width="20.409cm" svg:height="0.866cm" svg:x="5.159cm" svg:y="7.126cm">
          <text:p text:style-name="P11"><text:span text:style-name="T16">void</text:span><text:span text:style-name="T17"> print(</text:span><text:span text:style-name="T16">int</text:span><text:span text:style-name="T17"> nrows, </text:span><text:span text:style-name="T16">int</text:span><text:span text:style-name="T17"> ncols, </text:span><text:span text:style-name="T16">int</text:span><text:span text:style-name="T17"> * ragged[2]);</text:span></text:p>
          <draw:enhanced-geometry svg:viewBox="0 0 21600 21600" draw:type="mso-spt202" draw:enhanced-path="M 0 0 L 21600 0 21600 21600 0 21600 0 0 Z N"/>
        </draw:custom-shape>
        <draw:custom-shape draw:style-name="gr14" draw:text-style-name="P2" draw:layer="layout" svg:width="20.408cm" svg:height="0.866cm" svg:x="5.164cm" svg:y="7.924cm">
          <text:p text:style-name="P11"><text:span text:style-name="T16">void</text:span><text:span text:style-name="T17"> print(</text:span><text:span text:style-name="T16">int</text:span><text:span text:style-name="T17"> nrows, </text:span><text:span text:style-name="T16">int</text:span><text:span text:style-name="T17"> ncols, </text:span><text:span text:style-name="T16">int</text:span><text:span text:style-name="T17"> * ragged[ ]);</text:span></text:p>
          <draw:enhanced-geometry svg:viewBox="0 0 21600 21600" draw:type="mso-spt202" draw:enhanced-path="M 0 0 L 21600 0 21600 21600 0 21600 0 0 Z N"/>
        </draw:custom-shape>
        <draw:custom-shape draw:style-name="gr14" draw:text-style-name="P2" draw:layer="layout" svg:width="20.408cm" svg:height="0.866cm" svg:x="5.164cm" svg:y="8.661cm">
          <text:p text:style-name="P11"><text:span text:style-name="T16">void</text:span><text:span text:style-name="T17"> print(</text:span><text:span text:style-name="T16">int</text:span><text:span text:style-name="T17"> nrows, </text:span><text:span text:style-name="T16">int</text:span><text:span text:style-name="T17"> ncols, </text:span><text:span text:style-name="T16">int</text:span><text:span text:style-name="T17"> * * ragged);</text:span></text:p>
          <draw:enhanced-geometry svg:viewBox="0 0 21600 21600" draw:type="mso-spt202" draw:enhanced-path="M 0 0 L 21600 0 21600 21600 0 21600 0 0 Z N"/>
        </draw:custom-shape>
        <draw:custom-shape draw:style-name="gr10" draw:text-style-name="P2" draw:layer="layout" svg:width="20.404cm" svg:height="1.023cm" svg:x="5.164cm" svg:y="5.525cm">
          <text:p text:style-name="P15"><text:span text:style-name="T14">note this is </text:span><text:span text:style-name="T20">int*ragged[2]</text:span><text:span text:style-name="T14"> and not </text:span><text:span text:style-name="T20">int(*ragged)[2]</text:span></text:p>
          <draw:enhanced-geometry svg:viewBox="0 0 21600 21600" draw:type="mso-spt202" draw:enhanced-path="M 0 0 L 21600 0 21600 21600 0 21600 0 0 Z N"/>
        </draw:custom-shape>
        <draw:line draw:style-name="gr17" draw:text-style-name="P8" draw:layer="layout" svg:x1="24.364cm" svg:y1="7.527cm" svg:x2="26.366cm" svg:y2="7.532cm">
          <text:p/>
        </draw:line>
        <draw:line draw:style-name="gr17" draw:text-style-name="P8" draw:layer="layout" svg:x1="26.366cm" svg:y1="7.549cm" svg:x2="26.37cm" svg:y2="6.103cm">
          <text:p/>
        </draw:line>
        <draw:line draw:style-name="gr18" draw:text-style-name="P8" draw:layer="layout" svg:x1="26.387cm" svg:y1="6.125cm" svg:x2="25.342cm" svg:y2="6.13cm">
          <text:p/>
        </draw:line>
        <draw:custom-shape draw:style-name="gr10" draw:text-style-name="P2" draw:layer="layout" svg:width="4.802cm" svg:height="1.023cm" svg:x="4.957cm" svg:y="9.525cm">
          <text:p text:style-name="P3"><text:span text:style-name="T14">equivalent</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 array of pointers can mimic a 2d array</text:span></text:p>
                <text:list text:style-name="L6">
                  <text:list-item>
                    <text:p text:style-name="P7"><text:span text:style-name="T3">each pointer points to an array</text:span></text:p>
                  </text:list-item>
                  <text:list-item>
                    <text:p text:style-name="P7"><text:span text:style-name="T3">aka Illiffe vector aka dope vector</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argument picture</text:span></text:p>
          </draw:text-box>
        </draw:frame>
        <draw:custom-shape draw:style-name="gr24" draw:text-style-name="P2" draw:layer="layout" svg:width="21.802cm" svg:height="7.465cm" svg:x="4.555cm" svg:y="1.923cm">
          <text:p/>
          <draw:enhanced-geometry svg:viewBox="0 0 21600 21600" draw:type="rectangle" draw:enhanced-path="M 0 0 L 21600 0 21600 21600 0 21600 0 0 Z N"/>
        </draw:custom-shape>
        <draw:custom-shape draw:style-name="gr14" draw:text-style-name="P2" draw:layer="layout" svg:width="9.401cm" svg:height="6.35cm" svg:x="5.155cm" svg:y="2.624cm">
          <text:p text:style-name="P11"><text:span text:style-name="T12"/></text:p>
          <text:p text:style-name="P11"><text:span text:style-name="T23">int *</text:span><text:span text:style-name="T12"> ragged[]</text:span></text:p>
          <text:p text:style-name="P11"><text:span text:style-name="T12"/></text:p>
          <text:p text:style-name="P11"><text:span text:style-name="T12"/></text:p>
          <text:p text:style-name="P11"><text:span text:style-name="T23">int</text:span><text:span text:style-name="T12"> *</text:span><text:span text:style-name="T23"> ragged[]</text:span></text:p>
          <text:p text:style-name="P11"><text:span text:style-name="T23"/></text:p>
          <text:p text:style-name="P11"><text:span text:style-name="T23"/></text:p>
          <text:p text:style-name="P11"><text:span text:style-name="T12">int</text:span><text:span text:style-name="T23"> * ragged[]</text:span></text:p>
          <text:p text:style-name="P11"><text:span text:style-name="T23"/></text:p>
          <draw:enhanced-geometry svg:viewBox="0 0 21600 21600" draw:type="mso-spt202" draw:enhanced-path="M 0 0 L 21600 0 21600 21600 0 21600 0 0 Z N"/>
        </draw:custom-shape>
        <draw:custom-shape draw:style-name="gr10" draw:text-style-name="P2" draw:layer="layout" svg:width="9.798cm" svg:height="1.277cm" svg:x="14.755cm" svg:y="3.118cm">
          <text:p text:style-name="P3"><text:span text:style-name="T24">ragged is an array</text:span></text:p>
          <draw:enhanced-geometry svg:viewBox="0 0 21600 21600" draw:type="mso-spt202" draw:enhanced-path="M 0 0 L 21600 0 21600 21600 0 21600 0 0 Z N"/>
        </draw:custom-shape>
        <draw:custom-shape draw:style-name="gr10" draw:text-style-name="P2" draw:layer="layout" svg:width="9.798cm" svg:height="1.277cm" svg:x="14.755cm" svg:y="4.119cm">
          <text:p text:style-name="P3"><text:span text:style-name="T24">of</text:span></text:p>
          <draw:enhanced-geometry svg:viewBox="0 0 21600 21600" draw:type="mso-spt202" draw:enhanced-path="M 0 0 L 21600 0 21600 21600 0 21600 0 0 Z N"/>
        </draw:custom-shape>
        <draw:custom-shape draw:style-name="gr10" draw:text-style-name="P2" draw:layer="layout" svg:width="9.798cm" svg:height="1.277cm" svg:x="14.755cm" svg:y="5.115cm">
          <text:p text:style-name="P3"><text:span text:style-name="T24">pointers</text:span></text:p>
          <draw:enhanced-geometry svg:viewBox="0 0 21600 21600" draw:type="mso-spt202" draw:enhanced-path="M 0 0 L 21600 0 21600 21600 0 21600 0 0 Z N"/>
        </draw:custom-shape>
        <draw:custom-shape draw:style-name="gr14" draw:text-style-name="P2" draw:layer="layout" svg:width="9.401cm" svg:height="0.934cm" svg:x="5.155cm" svg:y="0.988cm">
          <text:p text:style-name="P11"><text:span text:style-name="T12">int * ragged[]</text:span></text:p>
          <draw:enhanced-geometry svg:viewBox="0 0 21600 21600" draw:type="mso-spt202" draw:enhanced-path="M 0 0 L 21600 0 21600 21600 0 21600 0 0 Z N"/>
        </draw:custom-shape>
        <draw:custom-shape draw:style-name="gr10" draw:text-style-name="P2" draw:layer="layout" svg:width="11.399cm" svg:height="1.277cm" svg:x="14.759cm" svg:y="6.253cm">
          <text:p text:style-name="P3"><text:span text:style-name="T24">to zero, one, or more</text:span></text:p>
          <draw:enhanced-geometry svg:viewBox="0 0 21600 21600" draw:type="mso-spt202" draw:enhanced-path="M 0 0 L 21600 0 21600 21600 0 21600 0 0 Z N"/>
        </draw:custom-shape>
        <draw:custom-shape draw:style-name="gr10" draw:text-style-name="P2" draw:layer="layout" svg:width="9.799cm" svg:height="1.277cm" svg:x="14.759cm" svg:y="7.188cm">
          <text:p text:style-name="P3"><text:span text:style-name="T24">int</text:span></text:p>
          <draw:enhanced-geometry svg:viewBox="0 0 21600 21600" draw:type="mso-spt202" draw:enhanced-path="M 0 0 L 21600 0 21600 21600 0 21600 0 0 Z N"/>
        </draw:custom-shape>
        <draw:custom-shape draw:style-name="gr10" draw:text-style-name="P2" draw:layer="layout" svg:width="4.203cm" svg:height="1.023cm" svg:x="8.356cm" svg:y="17.709cm">
          <text:p text:style-name="P15"><text:span text:style-name="T20">ragged[0]</text:span></text:p>
          <draw:enhanced-geometry svg:viewBox="0 0 21600 21600" draw:type="mso-spt202" draw:enhanced-path="M 0 0 L 21600 0 21600 21600 0 21600 0 0 Z N"/>
        </draw:custom-shape>
        <draw:line draw:style-name="gr18" draw:text-style-name="P8" draw:layer="layout" svg:x1="11.761cm" svg:y1="11.717cm" svg:x2="15.359cm" svg:y2="11.721cm">
          <text:p/>
        </draw:line>
        <draw:line draw:style-name="gr18" draw:text-style-name="P8" draw:layer="layout" svg:x1="14.155cm" svg:y1="14.318cm" svg:x2="19.359cm" svg:y2="14.323cm">
          <text:p/>
        </draw:line>
        <draw:custom-shape draw:style-name="gr25" draw:text-style-name="P2" draw:layer="layout" svg:width="2.359cm" svg:height="1.795cm" svg:x="12.96cm" svg:y="15.518cm">
          <text:p text:style-name="P1"><text:span text:style-name="T13">&amp;</text:span></text:p>
          <draw:enhanced-geometry svg:viewBox="0 0 21600 21600" draw:type="rectangle" draw:enhanced-path="M 0 0 L 21600 0 21600 21600 0 21600 0 0 Z N"/>
        </draw:custom-shape>
        <draw:custom-shape draw:style-name="gr25" draw:text-style-name="P2" draw:layer="layout" svg:width="2.359cm" svg:height="1.795cm" svg:x="10.557cm" svg:y="15.518cm">
          <text:p text:style-name="P1"><text:span text:style-name="T13">&amp;</text:span></text:p>
          <draw:enhanced-geometry svg:viewBox="0 0 21600 21600" draw:type="rectangle" draw:enhanced-path="M 0 0 L 21600 0 21600 21600 0 21600 0 0 Z N"/>
        </draw:custom-shape>
        <draw:custom-shape draw:style-name="gr10" draw:text-style-name="P2" draw:layer="layout" svg:width="3.201cm" svg:height="1.023cm" svg:x="3.356cm" svg:y="10.724cm">
          <text:p text:style-name="P15"><text:span text:style-name="T20">ragged</text:span></text:p>
          <draw:enhanced-geometry svg:viewBox="0 0 21600 21600" draw:type="mso-spt202" draw:enhanced-path="M 0 0 L 21600 0 21600 21600 0 21600 0 0 Z N"/>
        </draw:custom-shape>
        <draw:custom-shape draw:style-name="gr25" draw:text-style-name="P2" draw:layer="layout" svg:width="2.805cm" svg:height="1.795cm" svg:x="6.954cm" svg:y="10.323cm">
          <text:p text:style-name="P1"><text:span text:style-name="T13">&amp;</text:span></text:p>
          <draw:enhanced-geometry svg:viewBox="0 0 21600 21600" draw:type="rectangle" draw:enhanced-path="M 0 0 L 21600 0 21600 21600 0 21600 0 0 Z N"/>
        </draw:custom-shape>
        <draw:custom-shape draw:style-name="gr10" draw:text-style-name="P2" draw:layer="layout" svg:width="4.203cm" svg:height="1.023cm" svg:x="13.357cm" svg:y="17.709cm">
          <text:p text:style-name="P15"><text:span text:style-name="T20">ragged[1]</text:span></text:p>
          <draw:enhanced-geometry svg:viewBox="0 0 21600 21600" draw:type="mso-spt202" draw:enhanced-path="M 0 0 L 21600 0 21600 21600 0 21600 0 0 Z N"/>
        </draw:custom-shape>
        <draw:line draw:style-name="gr17" draw:text-style-name="P8" draw:layer="layout" svg:x1="8.361cm" svg:y1="11.518cm" svg:x2="8.365cm" svg:y2="16.32cm">
          <text:p/>
        </draw:line>
        <draw:line draw:style-name="gr18" draw:text-style-name="P8" draw:layer="layout" svg:x1="8.361cm" svg:y1="16.32cm" svg:x2="10.358cm" svg:y2="16.325cm">
          <text:p/>
        </draw:line>
        <draw:line draw:style-name="gr17" draw:text-style-name="P8" draw:layer="layout" svg:x1="11.756cm" svg:y1="16.147cm" svg:x2="11.761cm" svg:y2="11.694cm">
          <text:p/>
        </draw:line>
        <draw:line draw:style-name="gr17" draw:text-style-name="P8" draw:layer="layout" svg:x1="14.16cm" svg:y1="16.148cm" svg:x2="14.164cm" svg:y2="14.296cm">
          <text:p/>
        </draw:line>
        <draw:custom-shape draw:style-name="gr25" draw:text-style-name="P2" draw:layer="layout" svg:width="1.76cm" svg:height="1.795cm" svg:x="17.361cm" svg:y="10.918cm">
          <text:p text:style-name="P1"><text:span text:style-name="T25">1</text:span></text:p>
          <draw:enhanced-geometry svg:viewBox="0 0 21600 21600" draw:type="rectangle" draw:enhanced-path="M 0 0 L 21600 0 21600 21600 0 21600 0 0 Z N"/>
        </draw:custom-shape>
        <draw:custom-shape draw:style-name="gr25" draw:text-style-name="P2" draw:layer="layout" svg:width="1.76cm" svg:height="1.795cm" svg:x="19.16cm" svg:y="10.918cm">
          <text:p text:style-name="P1"><text:span text:style-name="T25">2</text:span></text:p>
          <draw:enhanced-geometry svg:viewBox="0 0 21600 21600" draw:type="rectangle" draw:enhanced-path="M 0 0 L 21600 0 21600 21600 0 21600 0 0 Z N"/>
        </draw:custom-shape>
        <draw:custom-shape draw:style-name="gr10" draw:text-style-name="P2" draw:layer="layout" svg:width="5.401cm" svg:height="1.023cm" svg:x="21.758cm" svg:y="16.519cm">
          <text:p text:style-name="P3"><text:span text:style-name="T20">ragged[1][0]</text:span></text:p>
          <draw:enhanced-geometry svg:viewBox="0 0 21600 21600" draw:type="mso-spt202" draw:enhanced-path="M 0 0 L 21600 0 21600 21600 0 21600 0 0 Z N"/>
        </draw:custom-shape>
        <draw:custom-shape draw:style-name="gr25" draw:text-style-name="P2" draw:layer="layout" svg:width="1.759cm" svg:height="1.795cm" svg:x="15.562cm" svg:y="10.914cm">
          <text:p text:style-name="P1"><text:span text:style-name="T25">0</text:span></text:p>
          <draw:enhanced-geometry svg:viewBox="0 0 21600 21600" draw:type="rectangle" draw:enhanced-path="M 0 0 L 21600 0 21600 21600 0 21600 0 0 Z N"/>
        </draw:custom-shape>
        <draw:custom-shape draw:style-name="gr25" draw:text-style-name="P2" draw:layer="layout" svg:width="1.759cm" svg:height="1.794cm" svg:x="21.361cm" svg:y="13.525cm">
          <text:p text:style-name="P1"><text:span text:style-name="T25">4</text:span></text:p>
          <draw:enhanced-geometry svg:viewBox="0 0 21600 21600" draw:type="rectangle" draw:enhanced-path="M 0 0 L 21600 0 21600 21600 0 21600 0 0 Z N"/>
        </draw:custom-shape>
        <draw:custom-shape draw:style-name="gr25" draw:text-style-name="P2" draw:layer="layout" svg:width="1.759cm" svg:height="1.794cm" svg:x="23.16cm" svg:y="13.525cm">
          <text:p text:style-name="P1"><text:span text:style-name="T25">5</text:span></text:p>
          <draw:enhanced-geometry svg:viewBox="0 0 21600 21600" draw:type="rectangle" draw:enhanced-path="M 0 0 L 21600 0 21600 21600 0 21600 0 0 Z N"/>
        </draw:custom-shape>
        <draw:custom-shape draw:style-name="gr25" draw:text-style-name="P2" draw:layer="layout" svg:width="1.759cm" svg:height="1.795cm" svg:x="19.562cm" svg:y="13.52cm">
          <text:p text:style-name="P1"><text:span text:style-name="T25">3</text:span></text:p>
          <draw:enhanced-geometry svg:viewBox="0 0 21600 21600" draw:type="rectangle" draw:enhanced-path="M 0 0 L 21600 0 21600 21600 0 21600 0 0 Z N"/>
        </draw:custom-shape>
        <draw:line draw:style-name="gr27" draw:text-style-name="P8" draw:layer="layout" svg:x1="21.784cm" svg:y1="17.119cm" svg:x2="20.54cm" svg:y2="17.123cm">
          <text:p/>
        </draw:line>
        <draw:line draw:style-name="gr28" draw:text-style-name="P8" draw:layer="layout" svg:x1="20.563cm" svg:y1="17.14cm" svg:x2="20.567cm" svg:y2="14.697cm">
          <text:p/>
        </draw:line>
        <draw:custom-shape draw:style-name="gr29" draw:text-style-name="P2" draw:layer="layout" svg:width="2.359cm" svg:height="1.795cm" svg:x="15.359cm" svg:y="15.518cm">
          <text:p/>
          <draw:enhanced-geometry svg:viewBox="0 0 21600 21600" draw:type="rectangle" draw:enhanced-path="M 0 0 L 21600 0 21600 21600 0 21600 0 0 Z N"/>
        </draw:custom-shape>
        <draw:line draw:style-name="gr31" draw:text-style-name="P8" draw:layer="layout" svg:x1="20.959cm" svg:y1="10.918cm" svg:x2="22.159cm" svg:y2="10.923cm">
          <text:p/>
        </draw:line>
        <draw:line draw:style-name="gr31" draw:text-style-name="P8" draw:layer="layout" svg:x1="20.959cm" svg:y1="12.718cm" svg:x2="22.159cm" svg:y2="12.722cm">
          <text:p/>
        </draw:line>
        <draw:line draw:style-name="gr31" draw:text-style-name="P8" draw:layer="layout" svg:x1="17.762cm" svg:y1="15.518cm" svg:x2="18.962cm" svg:y2="15.522cm">
          <text:p/>
        </draw:line>
        <draw:line draw:style-name="gr31" draw:text-style-name="P8" draw:layer="layout" svg:x1="17.762cm" svg:y1="17.317cm" svg:x2="18.962cm" svg:y2="17.321cm">
          <text:p/>
        </draw:line>
        <draw:line draw:style-name="gr31" draw:text-style-name="P8" draw:layer="layout" svg:x1="24.963cm" svg:y1="13.52cm" svg:x2="26.163cm" svg:y2="13.525cm">
          <text:p/>
        </draw:line>
        <draw:line draw:style-name="gr31" draw:text-style-name="P8" draw:layer="layout" svg:x1="24.959cm" svg:y1="15.319cm" svg:x2="26.158cm" svg:y2="15.324cm">
          <text:p/>
        </draw:line>
        <draw:line draw:style-name="gr28" draw:text-style-name="P8" draw:layer="layout" svg:x1="11.756cm" svg:y1="17.948cm" svg:x2="11.761cm" svg:y2="16.704cm">
          <text:p/>
        </draw:line>
        <draw:line draw:style-name="gr28" draw:text-style-name="P8" draw:layer="layout" svg:x1="14.16cm" svg:y1="17.948cm" svg:x2="14.164cm" svg:y2="16.704cm">
          <text:p/>
        </draw:line>
        <draw:line draw:style-name="gr28" draw:text-style-name="P8" draw:layer="layout" svg:x1="6.557cm" svg:y1="11.324cm" svg:x2="7.757cm" svg:y2="11.3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6.867cm" svg:x="0.847cm" svg:y="1.141cm" presentation:class="title" presentation:user-transformed="true">
          <draw:text-box>
            <text:p text:style-name="P5"><text:span text:style-name="T3">ragged array example</text:span></text:p>
          </draw:text-box>
        </draw:frame>
        <draw:custom-shape draw:style-name="gr14" draw:text-style-name="P2" draw:layer="layout" svg:width="18.204cm" svg:height="5.129cm" svg:x="5.556cm" svg:y="1.323cm">
          <text:p text:style-name="P11"><text:span text:style-name="T27">#include &lt;stdio.h&gt;</text:span></text:p>
          <text:p text:style-name="P11"><text:span text:style-name="T27"/></text:p>
          <text:p text:style-name="P11"><text:span text:style-name="T16">int </text:span><text:span text:style-name="T17">main(</text:span><text:span text:style-name="T16">int</text:span><text:span text:style-name="T17"> argc, </text:span><text:span text:style-name="T16">char</text:span><text:span text:style-name="T17"> * argv[])</text:span></text:p>
          <text:p text:style-name="P11"><text:span text:style-name="T17">{</text:span></text:p>
          <text:p text:style-name="P11"><text:span text:style-name="T17"><text:s text:c="4"/></text:span><text:span text:style-name="T16">for</text:span><text:span text:style-name="T17"> (</text:span><text:span text:style-name="T16">int</text:span><text:span text:style-name="T17"> at = 0; at != argc; at++)</text:span></text:p>
          <text:p text:style-name="P11"><text:span text:style-name="T17"><text:s text:c="8"/></text:span><text:span text:style-name="T17">printf(</text:span><text:span text:style-name="T27">"%s "</text:span><text:span text:style-name="T17">, argv[at]);</text:span></text:p>
          <text:p text:style-name="P11"><text:span text:style-name="T17"><text:s text:c="4"/></text:span><text:span text:style-name="T17">putchar(</text:span><text:span text:style-name="T27">'\n'</text:span><text:span text:style-name="T17">);</text:span></text:p>
          <text:p text:style-name="P11"><text:span text:style-name="T17">}</text:span></text:p>
          <draw:enhanced-geometry svg:viewBox="0 0 21600 21600" draw:type="mso-spt202" draw:enhanced-path="M 0 0 L 21600 0 21600 21600 0 21600 0 0 Z N"/>
        </draw:custom-shape>
        <draw:custom-shape draw:style-name="gr15" draw:text-style-name="P2" draw:layer="layout" svg:width="1.799cm" svg:height="2.002cm" svg:x="5.759cm" svg:y="10.125cm">
          <text:p text:style-name="P1"><text:span text:style-name="T15">@</text:span></text:p>
          <draw:enhanced-geometry svg:viewBox="0 0 21600 21600" draw:type="rectangle" draw:enhanced-path="M 0 0 L 21600 0 21600 21600 0 21600 0 0 Z N"/>
        </draw:custom-shape>
        <draw:custom-shape draw:style-name="gr10" draw:text-style-name="P2" draw:layer="layout" svg:width="3.796cm" svg:height="1.023cm" svg:x="5.561cm" svg:y="9.124cm">
          <text:p text:style-name="P3"><text:span text:style-name="T14">char * [ ]</text:span></text:p>
          <draw:enhanced-geometry svg:viewBox="0 0 21600 21600" draw:type="mso-spt202" draw:enhanced-path="M 0 0 L 21600 0 21600 21600 0 21600 0 0 Z N"/>
        </draw:custom-shape>
        <draw:custom-shape draw:style-name="gr10" draw:text-style-name="P2" draw:layer="layout" svg:width="3.413cm" svg:height="1.023cm" svg:x="5.561cm" svg:y="12.122cm">
          <text:p text:style-name="P3"><text:span text:style-name="T14">argv</text:span></text:p>
          <draw:enhanced-geometry svg:viewBox="0 0 21600 21600" draw:type="mso-spt202" draw:enhanced-path="M 0 0 L 21600 0 21600 21600 0 21600 0 0 Z N"/>
        </draw:custom-shape>
        <draw:custom-shape draw:style-name="gr15" draw:text-style-name="P2" draw:layer="layout" svg:width="2.2cm" svg:height="2.002cm" svg:x="8.758cm" svg:y="15.125cm">
          <text:p text:style-name="P1"><text:span text:style-name="T28">@</text:span></text:p>
          <draw:enhanced-geometry svg:viewBox="0 0 21600 21600" draw:type="rectangle" draw:enhanced-path="M 0 0 L 21600 0 21600 21600 0 21600 0 0 Z N"/>
        </draw:custom-shape>
        <draw:custom-shape draw:style-name="gr15" draw:text-style-name="P2" draw:layer="layout" svg:width="2.201cm" svg:height="2.002cm" svg:x="10.958cm" svg:y="15.125cm">
          <text:p text:style-name="P1"><text:span text:style-name="T28">@</text:span></text:p>
          <draw:enhanced-geometry svg:viewBox="0 0 21600 21600" draw:type="rectangle" draw:enhanced-path="M 0 0 L 21600 0 21600 21600 0 21600 0 0 Z N"/>
        </draw:custom-shape>
        <draw:custom-shape draw:style-name="gr15" draw:text-style-name="P2" draw:layer="layout" svg:width="2.2cm" svg:height="2.002cm" svg:x="13.159cm" svg:y="15.125cm">
          <text:p text:style-name="P1"><text:span text:style-name="T28">@</text:span></text:p>
          <draw:enhanced-geometry svg:viewBox="0 0 21600 21600" draw:type="rectangle" draw:enhanced-path="M 0 0 L 21600 0 21600 21600 0 21600 0 0 Z N"/>
        </draw:custom-shape>
        <draw:custom-shape draw:style-name="gr10" draw:text-style-name="P2" draw:layer="layout" svg:width="3.797cm" svg:height="1.023cm" svg:x="5.358cm" svg:y="0.322cm">
          <text:p text:style-name="P3"><text:span text:style-name="T14">echo.c</text:span></text:p>
          <draw:enhanced-geometry svg:viewBox="0 0 21600 21600" draw:type="mso-spt202" draw:enhanced-path="M 0 0 L 21600 0 21600 21600 0 21600 0 0 Z N"/>
        </draw:custom-shape>
        <draw:custom-shape draw:style-name="gr14" draw:text-style-name="P2" draw:layer="layout" svg:width="18.204cm" svg:height="0.866cm" svg:x="5.556cm" svg:y="7.122cm">
          <text:p text:style-name="P11"><text:span text:style-name="T17">&gt;echo hello world</text:span></text:p>
          <draw:enhanced-geometry svg:viewBox="0 0 21600 21600" draw:type="mso-spt202" draw:enhanced-path="M 0 0 L 21600 0 21600 21600 0 21600 0 0 Z N"/>
        </draw:custom-shape>
        <draw:custom-shape draw:style-name="gr15" draw:text-style-name="P2" draw:layer="layout" svg:width="1.199cm" svg:height="1.199cm" svg:x="17.961cm" svg:y="9.124cm">
          <text:p text:style-name="P1"><text:span text:style-name="T15">'e'</text:span></text:p>
          <draw:enhanced-geometry svg:viewBox="0 0 21600 21600" draw:type="rectangle" draw:enhanced-path="M 0 0 L 21600 0 21600 21600 0 21600 0 0 Z N"/>
        </draw:custom-shape>
        <draw:custom-shape draw:style-name="gr15" draw:text-style-name="P2" draw:layer="layout" svg:width="1.2cm" svg:height="1.199cm" svg:x="19.16cm" svg:y="9.124cm">
          <text:p text:style-name="P1"><text:span text:style-name="T15">'c'</text:span></text:p>
          <draw:enhanced-geometry svg:viewBox="0 0 21600 21600" draw:type="rectangle" draw:enhanced-path="M 0 0 L 21600 0 21600 21600 0 21600 0 0 Z N"/>
        </draw:custom-shape>
        <draw:custom-shape draw:style-name="gr15" draw:text-style-name="P2" draw:layer="layout" svg:width="1.199cm" svg:height="1.199cm" svg:x="20.36cm" svg:y="9.124cm">
          <text:p text:style-name="P1"><text:span text:style-name="T15">'h'</text:span></text:p>
          <draw:enhanced-geometry svg:viewBox="0 0 21600 21600" draw:type="rectangle" draw:enhanced-path="M 0 0 L 21600 0 21600 21600 0 21600 0 0 Z N"/>
        </draw:custom-shape>
        <draw:custom-shape draw:style-name="gr15" draw:text-style-name="P2" draw:layer="layout" svg:width="1.2cm" svg:height="1.199cm" svg:x="21.559cm" svg:y="9.124cm">
          <text:p text:style-name="P1"><text:span text:style-name="T15">'o'</text:span></text:p>
          <draw:enhanced-geometry svg:viewBox="0 0 21600 21600" draw:type="rectangle" draw:enhanced-path="M 0 0 L 21600 0 21600 21600 0 21600 0 0 Z N"/>
        </draw:custom-shape>
        <draw:custom-shape draw:style-name="gr15" draw:text-style-name="P2" draw:layer="layout" svg:width="1.199cm" svg:height="1.199cm" svg:x="22.759cm" svg:y="9.124cm">
          <text:p text:style-name="P1"><text:span text:style-name="T15">'\0'</text:span></text:p>
          <draw:enhanced-geometry svg:viewBox="0 0 21600 21600" draw:type="rectangle" draw:enhanced-path="M 0 0 L 21600 0 21600 21600 0 21600 0 0 Z N"/>
        </draw:custom-shape>
        <draw:custom-shape draw:style-name="gr15" draw:text-style-name="P2" draw:layer="layout" svg:width="1.2cm" svg:height="1.199cm" svg:x="20.161cm" svg:y="10.923cm">
          <text:p text:style-name="P1"><text:span text:style-name="T15">'e'</text:span></text:p>
          <draw:enhanced-geometry svg:viewBox="0 0 21600 21600" draw:type="rectangle" draw:enhanced-path="M 0 0 L 21600 0 21600 21600 0 21600 0 0 Z N"/>
        </draw:custom-shape>
        <draw:custom-shape draw:style-name="gr15" draw:text-style-name="P2" draw:layer="layout" svg:width="1.199cm" svg:height="1.199cm" svg:x="21.361cm" svg:y="10.923cm">
          <text:p text:style-name="P1"><text:span text:style-name="T15">'l'</text:span></text:p>
          <draw:enhanced-geometry svg:viewBox="0 0 21600 21600" draw:type="rectangle" draw:enhanced-path="M 0 0 L 21600 0 21600 21600 0 21600 0 0 Z N"/>
        </draw:custom-shape>
        <draw:custom-shape draw:style-name="gr15" draw:text-style-name="P2" draw:layer="layout" svg:width="1.2cm" svg:height="1.199cm" svg:x="22.56cm" svg:y="10.923cm">
          <text:p text:style-name="P1"><text:span text:style-name="T15">'l'</text:span></text:p>
          <draw:enhanced-geometry svg:viewBox="0 0 21600 21600" draw:type="rectangle" draw:enhanced-path="M 0 0 L 21600 0 21600 21600 0 21600 0 0 Z N"/>
        </draw:custom-shape>
        <draw:custom-shape draw:style-name="gr15" draw:text-style-name="P2" draw:layer="layout" svg:width="1.199cm" svg:height="1.199cm" svg:x="23.76cm" svg:y="10.923cm">
          <text:p text:style-name="P1"><text:span text:style-name="T15">'o'</text:span></text:p>
          <draw:enhanced-geometry svg:viewBox="0 0 21600 21600" draw:type="rectangle" draw:enhanced-path="M 0 0 L 21600 0 21600 21600 0 21600 0 0 Z N"/>
        </draw:custom-shape>
        <draw:custom-shape draw:style-name="gr15" draw:text-style-name="P2" draw:layer="layout" svg:width="1.199cm" svg:height="1.199cm" svg:x="24.959cm" svg:y="10.923cm">
          <text:p text:style-name="P1"><text:span text:style-name="T15">'\0'</text:span></text:p>
          <draw:enhanced-geometry svg:viewBox="0 0 21600 21600" draw:type="rectangle" draw:enhanced-path="M 0 0 L 21600 0 21600 21600 0 21600 0 0 Z N"/>
        </draw:custom-shape>
        <draw:custom-shape draw:style-name="gr15" draw:text-style-name="P2" draw:layer="layout" svg:width="1.199cm" svg:height="1.199cm" svg:x="18.962cm" svg:y="10.923cm">
          <text:p text:style-name="P1"><text:span text:style-name="T15">'h'</text:span></text:p>
          <draw:enhanced-geometry svg:viewBox="0 0 21600 21600" draw:type="rectangle" draw:enhanced-path="M 0 0 L 21600 0 21600 21600 0 21600 0 0 Z N"/>
        </draw:custom-shape>
        <draw:custom-shape draw:style-name="gr15" draw:text-style-name="P2" draw:layer="layout" svg:width="1.2cm" svg:height="1.2cm" svg:x="18.159cm" svg:y="12.726cm">
          <text:p text:style-name="P1"><text:span text:style-name="T15">'o'</text:span></text:p>
          <draw:enhanced-geometry svg:viewBox="0 0 21600 21600" draw:type="rectangle" draw:enhanced-path="M 0 0 L 21600 0 21600 21600 0 21600 0 0 Z N"/>
        </draw:custom-shape>
        <draw:custom-shape draw:style-name="gr15" draw:text-style-name="P2" draw:layer="layout" svg:width="1.199cm" svg:height="1.2cm" svg:x="19.359cm" svg:y="12.726cm">
          <text:p text:style-name="P1"><text:span text:style-name="T15">'r'</text:span></text:p>
          <draw:enhanced-geometry svg:viewBox="0 0 21600 21600" draw:type="rectangle" draw:enhanced-path="M 0 0 L 21600 0 21600 21600 0 21600 0 0 Z N"/>
        </draw:custom-shape>
        <draw:custom-shape draw:style-name="gr15" draw:text-style-name="P2" draw:layer="layout" svg:width="1.2cm" svg:height="1.2cm" svg:x="20.558cm" svg:y="12.726cm">
          <text:p text:style-name="P1"><text:span text:style-name="T15">'l'</text:span></text:p>
          <draw:enhanced-geometry svg:viewBox="0 0 21600 21600" draw:type="rectangle" draw:enhanced-path="M 0 0 L 21600 0 21600 21600 0 21600 0 0 Z N"/>
        </draw:custom-shape>
        <draw:custom-shape draw:style-name="gr15" draw:text-style-name="P2" draw:layer="layout" svg:width="1.199cm" svg:height="1.2cm" svg:x="21.758cm" svg:y="12.726cm">
          <text:p text:style-name="P1"><text:span text:style-name="T15">'d'</text:span></text:p>
          <draw:enhanced-geometry svg:viewBox="0 0 21600 21600" draw:type="rectangle" draw:enhanced-path="M 0 0 L 21600 0 21600 21600 0 21600 0 0 Z N"/>
        </draw:custom-shape>
        <draw:custom-shape draw:style-name="gr15" draw:text-style-name="P2" draw:layer="layout" svg:width="1.199cm" svg:height="1.2cm" svg:x="22.957cm" svg:y="12.726cm">
          <text:p text:style-name="P1"><text:span text:style-name="T15">'\0'</text:span></text:p>
          <draw:enhanced-geometry svg:viewBox="0 0 21600 21600" draw:type="rectangle" draw:enhanced-path="M 0 0 L 21600 0 21600 21600 0 21600 0 0 Z N"/>
        </draw:custom-shape>
        <draw:custom-shape draw:style-name="gr15" draw:text-style-name="P2" draw:layer="layout" svg:width="1.199cm" svg:height="1.2cm" svg:x="16.96cm" svg:y="12.726cm">
          <text:p text:style-name="P1"><text:span text:style-name="T15">'w'</text:span></text:p>
          <draw:enhanced-geometry svg:viewBox="0 0 21600 21600" draw:type="rectangle" draw:enhanced-path="M 0 0 L 21600 0 21600 21600 0 21600 0 0 Z N"/>
        </draw:custom-shape>
        <draw:line draw:style-name="gr17" draw:text-style-name="P8" draw:layer="layout" svg:x1="4.56cm" svg:y1="11.121cm" svg:x2="6.359cm" svg:y2="11.126cm">
          <text:p/>
        </draw:line>
        <draw:line draw:style-name="gr17" draw:text-style-name="P8" draw:layer="layout" svg:x1="4.555cm" svg:y1="11.121cm" svg:x2="4.56cm" svg:y2="15.324cm">
          <text:p/>
        </draw:line>
        <draw:line draw:style-name="gr18" draw:text-style-name="P8" draw:layer="layout" svg:x1="4.555cm" svg:y1="15.324cm" svg:x2="8.559cm" svg:y2="15.328cm">
          <text:p/>
        </draw:line>
        <draw:line draw:style-name="gr18" draw:text-style-name="P8" draw:layer="layout" svg:x1="9.957cm" svg:y1="9.723cm" svg:x2="17.961cm" svg:y2="9.728cm">
          <text:p/>
        </draw:line>
        <draw:line draw:style-name="gr18" draw:text-style-name="P8" draw:layer="layout" svg:x1="12.158cm" svg:y1="11.523cm" svg:x2="18.759cm" svg:y2="11.527cm">
          <text:p/>
        </draw:line>
        <draw:line draw:style-name="gr18" draw:text-style-name="P8" draw:layer="layout" svg:x1="14.358cm" svg:y1="13.348cm" svg:x2="16.757cm" svg:y2="13.3cm">
          <text:p/>
        </draw:line>
        <draw:line draw:style-name="gr17" draw:text-style-name="P8" draw:layer="layout" svg:x1="9.957cm" svg:y1="9.723cm" svg:x2="9.962cm" svg:y2="15.725cm">
          <text:p/>
        </draw:line>
        <draw:line draw:style-name="gr17" draw:text-style-name="P8" draw:layer="layout" svg:x1="12.158cm" svg:y1="11.523cm" svg:x2="12.162cm" svg:y2="15.725cm">
          <text:p/>
        </draw:line>
        <draw:line draw:style-name="gr17" draw:text-style-name="P8" draw:layer="layout" svg:x1="14.358cm" svg:y1="13.326cm" svg:x2="14.362cm" svg:y2="15.725cm">
          <text:p/>
        </draw:line>
        <draw:custom-shape draw:style-name="gr15" draw:text-style-name="P2" draw:layer="layout" svg:width="2.201cm" svg:height="2.002cm" svg:x="15.359cm" svg:y="15.125cm">
          <text:p text:style-name="P1"><text:span text:style-name="T28">@</text:span></text:p>
          <draw:enhanced-geometry svg:viewBox="0 0 21600 21600" draw:type="rectangle" draw:enhanced-path="M 0 0 L 21600 0 21600 21600 0 21600 0 0 Z N"/>
        </draw:custom-shape>
        <draw:line draw:style-name="gr17" draw:text-style-name="P8" draw:layer="layout" svg:x1="16.757cm" svg:y1="16.126cm" svg:x2="19.557cm" svg:y2="16.131cm">
          <text:p/>
        </draw:line>
        <draw:line draw:style-name="gr17" draw:text-style-name="P8" draw:layer="layout" svg:x1="19.557cm" svg:y1="15.324cm" svg:x2="19.562cm" svg:y2="16.925cm">
          <text:p/>
        </draw:line>
        <draw:line draw:style-name="gr17" draw:text-style-name="P8" draw:layer="layout" svg:x1="19.76cm" svg:y1="15.527cm" svg:x2="19.764cm" svg:y2="16.726cm">
          <text:p/>
        </draw:line>
        <draw:line draw:style-name="gr17" draw:text-style-name="P8" draw:layer="layout" svg:x1="19.958cm" svg:y1="15.725cm" svg:x2="19.963cm" svg:y2="16.523cm">
          <text:p/>
        </draw:line>
        <draw:line draw:style-name="gr17" draw:text-style-name="P8" draw:layer="layout" svg:x1="20.161cm" svg:y1="15.928cm" svg:x2="20.166cm" svg:y2="16.325cm">
          <text:p/>
        </draw:line>
        <draw:custom-shape draw:style-name="gr10" draw:text-style-name="P2" draw:layer="layout" svg:width="7.356cm" svg:height="1.023cm" svg:x="20.161cm" svg:y="15.527cm">
          <text:p text:style-name="P3"><text:span text:style-name="T14">argv[argc] == NULL</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2">Note that argv[0] is often the name of the program itself by strictly speaking this is not required by the standard.</text:span></text:p>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5.867cm" svg:x="0.847cm" svg:y="2.124cm" presentation:class="title" presentation:user-transformed="true">
          <draw:text-box>
            <text:p text:style-name="P5"><text:span text:style-name="T29">variable length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make multi-dimensional array parameters much more useful and reusable</text:span></text:p>
                <text:list text:style-name="L6">
                  <text:list-item>
                    <text:p text:style-name="P7"><text:span text:style-name="T3">several restrictions (see notes)</text:span></text:p>
                  </text:list-item>
                </text:list>
              </text:list-item>
            </text:list>
          </draw:text-box>
        </draw:frame>
        <draw:custom-shape draw:style-name="gr14" draw:text-style-name="P2" draw:layer="layout" svg:width="20.404cm" svg:height="2.693cm" svg:x="5.164cm" svg:y="9.635cm">
          <text:p text:style-name="P11"><text:span text:style-name="T16">void</text:span><text:span text:style-name="T17"> print(</text:span><text:span text:style-name="T16">int</text:span><text:span text:style-name="T17"> n, </text:span><text:span text:style-name="T16">int</text:span><text:span text:style-name="T17"> m, <text:s/></text:span><text:span text:style-name="T16">int</text:span><text:span text:style-name="T17"> matrix[ n ] [ m ] )</text:span></text:p>
          <text:p text:style-name="P11"><text:span text:style-name="T17">{</text:span></text:p>
          <text:p text:style-name="P11"><text:span text:style-name="T17"><text:s text:c="4"/></text:span><text:span text:style-name="T17">...</text:span></text:p>
          <text:p text:style-name="P11"><text:span text:style-name="T17">}</text:span></text:p>
          <draw:enhanced-geometry svg:viewBox="0 0 21600 21600" draw:type="mso-spt202" draw:enhanced-path="M 0 0 L 21600 0 21600 21600 0 21600 0 0 Z N"/>
        </draw:custom-shape>
        <draw:custom-shape draw:style-name="gr14" draw:text-style-name="P2" draw:layer="layout" svg:width="20.404cm" svg:height="3.302cm" svg:x="5.159cm" svg:y="14.429cm">
          <text:p text:style-name="P11"><text:span text:style-name="T16">int </text:span><text:span text:style-name="T17">main(</text:span><text:span text:style-name="T16">void</text:span><text:span text:style-name="T17">)</text:span></text:p>
          <text:p text:style-name="P11"><text:span text:style-name="T17">{</text:span></text:p>
          <text:p text:style-name="P11"><text:span text:style-name="T17"><text:s text:c="4"/></text:span><text:span text:style-name="T16">int</text:span><text:span text:style-name="T17"> matrix[][3] = {{ 0, 1, 2 }, { 3, 4, 5 }};</text:span></text:p>
          <text:p text:style-name="P11"><text:span text:style-name="T17"><text:s text:c="4"/></text:span><text:span text:style-name="T17">print(2, 3, matrix);</text:span></text:p>
          <text:p text:style-name="P11"><text:span text:style-name="T17">}</text:span></text:p>
          <draw:enhanced-geometry svg:viewBox="0 0 21600 21600" draw:type="mso-spt202" draw:enhanced-path="M 0 0 L 21600 0 21600 21600 0 21600 0 0 Z N"/>
        </draw:custom-shape>
        <draw:line draw:style-name="gr17" draw:text-style-name="P8" draw:layer="layout" svg:x1="19.958cm" svg:y1="9.744cm" svg:x2="19.963cm" svg:y2="8.501cm">
          <text:p/>
        </draw:line>
        <draw:line draw:style-name="gr17" draw:text-style-name="P8" draw:layer="layout" svg:x1="19.979cm" svg:y1="8.524cm" svg:x2="11.134cm" svg:y2="8.528cm">
          <text:p/>
        </draw:line>
        <draw:line draw:style-name="gr18" draw:text-style-name="P8" draw:layer="layout" svg:x1="11.157cm" svg:y1="8.524cm" svg:x2="11.161cm" svg:y2="9.723cm">
          <text:p/>
        </draw:line>
        <draw:line draw:style-name="gr17" draw:text-style-name="P8" draw:layer="layout" svg:x1="22.357cm" svg:y1="10.323cm" svg:x2="22.362cm" svg:y2="11.324cm">
          <text:p/>
        </draw:line>
        <draw:line draw:style-name="gr17" draw:text-style-name="P8" draw:layer="layout" svg:x1="22.379cm" svg:y1="11.324cm" svg:x2="14.133cm" svg:y2="11.329cm">
          <text:p/>
        </draw:line>
        <draw:line draw:style-name="gr18" draw:text-style-name="P8" draw:layer="layout" svg:x1="14.155cm" svg:y1="11.345cm" svg:x2="14.16cm" svg:y2="10.3cm">
          <text:p/>
        </draw:line>
        <draw:custom-shape draw:style-name="gr10" draw:text-style-name="P2" draw:layer="layout" svg:width="16.4cm" svg:height="1.023cm" svg:x="8.956cm" svg:y="12.325cm">
          <text:p text:style-name="P15"><text:span text:style-name="T20">n and m must be declared before matrix </text:span></text:p>
          <draw:enhanced-geometry svg:viewBox="0 0 21600 21600" draw:type="mso-spt202" draw:enhanced-path="M 0 0 L 21600 0 21600 21600 0 21600 0 0 Z N"/>
        </draw:custom-shape>
        <draw:custom-shape draw:style-name="gr14" draw:text-style-name="P2" draw:layer="layout" svg:width="20.404cm" svg:height="0.866cm" svg:x="5.159cm" svg:y="6.526cm">
          <text:p text:style-name="P11"><text:span text:style-name="T16">void</text:span><text:span text:style-name="T17"> print(</text:span><text:span text:style-name="T16">int</text:span><text:span text:style-name="T17"> n, </text:span><text:span text:style-name="T16">int</text:span><text:span text:style-name="T17"> m, <text:s/></text:span><text:span text:style-name="T16">int</text:span><text:span text:style-name="T17"> matrix[ n ] [ m ] );</text:span></text:p>
          <draw:enhanced-geometry svg:viewBox="0 0 21600 21600" draw:type="mso-spt202" draw:enhanced-path="M 0 0 L 21600 0 21600 21600 0 21600 0 0 Z N"/>
        </draw:custom-shape>
        <draw:custom-shape draw:style-name="gr23" draw:text-style-name="P2" draw:layer="layout" svg:width="2.601cm" svg:height="1.398cm" svg:x="22.9cm" svg:y="4.101cm">
          <text:p text:style-name="P12"><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6" draw:text-style-name="P2" draw:layer="layout" svg:width="14.394cm" svg:height="13.751cm" svg:x="2.963cm" svg:y="11.862cm" presentation:class="notes" presentation:user-transformed="true">
            <draw:text-box>
              <text:p text:style-name="P16"><text:span text:style-name="T22">Variable length arrays (VLA's) were added in C99.</text:span></text:p>
              <text:list text:style-name="L7">
                <text:list-item>
                  <text:p text:style-name="P10"><text:span text:style-name="T22">An object with static storage duration cannot have a variable length array type. However an object with static storage duration can have a pointer to variable length array type.</text:span></text:p>
                </text:list-item>
                <text:list-item>
                  <text:p text:style-name="P10"><text:span text:style-name="T22">An object with linkage cannot have a variable length array type.</text:span></text:p>
                </text:list-item>
                <text:list-item>
                  <text:p text:style-name="P10"><text:span text:style-name="T22">An identifier other than a simple identifier cannot have a variable length type.</text:span></text:p>
                </text:list-item>
                <text:list-item>
                  <text:p text:style-name="P10"><text:span text:style-name="T22">A file-scope identifier cannot have a variable length type.</text:span></text:p>
                </text:list-item>
              </text:list>
              <text:p text:style-name="P16"><text:span text:style-name="T22"/></text:p>
              <text:p text:style-name="P16"><text:span text:style-name="T22">extern int n;</text:span></text:p>
              <text:p text:style-name="P17"><text:span text:style-name="T22">int A[n]; </text:span><text:span text:style-name="T22"><text:tab/></text:span><text:span text:style-name="T22">// error 4.</text:span></text:p>
              <text:p text:style-name="P18"><text:span text:style-name="T22"/></text:p>
              <text:p text:style-name="P18"><text:span text:style-name="T22">void vla(int m)</text:span></text:p>
              <text:p text:style-name="P18"><text:span text:style-name="T22">{</text:span></text:p>
              <text:p text:style-name="P17"><text:span text:style-name="T22"><text:tab/></text:span><text:span text:style-name="T22">struct tag </text:span></text:p>
              <text:p text:style-name="P17"><text:span text:style-name="T22"><text:tab/></text:span><text:span text:style-name="T22">{</text:span></text:p>
              <text:p text:style-name="P17"><text:span text:style-name="T22"><text:tab/></text:span><text:span text:style-name="T22"><text:tab/></text:span><text:span text:style-name="T22">int (*y)[m]; // error 3</text:span></text:p>
              <text:p text:style-name="P17"><text:span text:style-name="T22"><text:tab/></text:span><text:span text:style-name="T22"><text:tab/></text:span><text:span text:style-name="T22">int x[m];</text:span><text:span text:style-name="T22"><text:tab/></text:span><text:span text:style-name="T22">// error 3</text:span></text:p>
              <text:p text:style-name="P17"><text:span text:style-name="T22"><text:tab/></text:span><text:span text:style-name="T22">};</text:span></text:p>
              <text:p text:style-name="P17"><text:span text:style-name="T22"><text:tab/></text:span><text:span text:style-name="T22">extern int f[m];</text:span><text:span text:style-name="T22"><text:tab/></text:span><text:span text:style-name="T22">// error 2</text:span></text:p>
              <text:p text:style-name="P17"><text:span text:style-name="T22"><text:tab/></text:span><text:span text:style-name="T22">static int g[m];</text:span><text:span text:style-name="T22"><text:tab/></text:span><text:span text:style-name="T22">// error 1</text:span></text:p>
              <text:p text:style-name="P18"><text:span text:style-name="T22">}</text:span></text:p>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in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ine changes the apparent line number and name of the source file</text:span></text:p>
                <text:list text:style-name="L6">
                  <text:list-item>
                    <text:p text:style-name="P7"><text:span text:style-name="T3">useful mostly to code generators</text:span></text:p>
                  </text:list-item>
                </text:list>
              </text:list-item>
            </text:list>
          </draw:text-box>
        </draw:frame>
        <draw:custom-shape draw:style-name="gr32" draw:text-style-name="P2" draw:layer="layout" svg:width="14.804cm" svg:height="0.953cm" svg:x="5.759cm" svg:y="6.923cm">
          <text:p text:style-name="P11"><text:span text:style-name="T30"># line </text:span><text:span text:style-name="T31">digit-sequence</text:span><text:span text:style-name="T30"> "</text:span><text:span text:style-name="T31">s-chars</text:span><text:span text:style-name="T30">"</text:span><text:span text:style-name="T32">opt</text:span></text:p>
          <draw:enhanced-geometry svg:viewBox="0 0 21600 21600" draw:type="mso-spt202" draw:enhanced-path="M 0 0 L 21600 0 21600 21600 0 21600 0 0 Z N"/>
        </draw:custom-shape>
        <draw:custom-shape draw:style-name="gr14" draw:text-style-name="P2" draw:layer="layout" svg:width="20.801cm" svg:height="2.084cm" svg:x="5.159cm" svg:y="12.052cm">
          <text:p text:style-name="P11"><text:span text:style-name="T27">#line 999 "fake.c"</text:span></text:p>
          <text:p text:style-name="P11"><text:span text:style-name="T27"/></text:p>
          <text:p text:style-name="P11"><text:span text:style-name="T30">bug++;</text:span></text:p>
          <draw:enhanced-geometry svg:viewBox="0 0 21600 21600" draw:type="mso-spt202" draw:enhanced-path="M 0 0 L 21600 0 21600 21600 0 21600 0 0 Z N"/>
        </draw:custom-shape>
        <draw:custom-shape draw:style-name="gr14" draw:text-style-name="P2" draw:layer="layout" svg:width="20.801cm" svg:height="1.475cm" svg:x="5.159cm" svg:y="15.452cm">
          <text:p text:style-name="P11"><text:span text:style-name="T30">&gt;gcc example.c</text:span></text:p>
          <text:p text:style-name="P11"><text:span text:style-name="T30">fake.c:1000: error: syntax error before '++' token</text:span></text:p>
          <draw:enhanced-geometry svg:viewBox="0 0 21600 21600" draw:type="mso-spt202" draw:enhanced-path="M 0 0 L 21600 0 21600 21600 0 21600 0 0 Z N"/>
        </draw:custom-shape>
        <draw:custom-shape draw:style-name="gr33" draw:text-style-name="P2" draw:layer="layout" svg:width="11.002cm" svg:height="1.019cm" svg:x="4.957cm" svg:y="11.135cm">
          <text:p text:style-name="P3"><text:span text:style-name="T14">example.c</text:span></text:p>
          <draw:enhanced-geometry svg:viewBox="0 0 21600 21600" draw:type="rectangle" draw:enhanced-path="M 0 0 L 21600 0 21600 21600 0 21600 0 0 Z N"/>
        </draw:custom-shape>
        <draw:custom-shape draw:style-name="gr33" draw:text-style-name="P2" draw:layer="layout" svg:width="14.001cm" svg:height="1.019cm" svg:x="12.559cm" svg:y="5.525cm">
          <text:p text:style-name="P3"><text:span text:style-name="T14">s-char == any character except " \ or newline</text:span></text:p>
          <draw:enhanced-geometry svg:viewBox="0 0 21600 21600" draw:type="rectangle" draw:enhanced-path="M 0 0 L 21600 0 21600 21600 0 21600 0 0 Z N"/>
        </draw:custom-shape>
        <draw:line draw:style-name="gr34" draw:text-style-name="P8" draw:layer="layout" svg:x1="15.359cm" svg:y1="6.324cm" svg:x2="15.363cm" svg:y2="6.923cm">
          <text:p/>
        </draw:line>
        <draw:custom-shape draw:style-name="gr33" draw:text-style-name="P2" draw:layer="layout" svg:width="5.199cm" svg:height="1.781cm" svg:x="8.158cm" svg:y="8.908cm">
          <text:p text:style-name="P3"><text:span text:style-name="T14">the line number (required)</text:span></text:p>
          <draw:enhanced-geometry svg:viewBox="0 0 21600 21600" draw:type="rectangle" draw:enhanced-path="M 0 0 L 21600 0 21600 21600 0 21600 0 0 Z N"/>
        </draw:custom-shape>
        <draw:custom-shape draw:style-name="gr33" draw:text-style-name="P2" draw:layer="layout" svg:width="5.199cm" svg:height="1.781cm" svg:x="13.957cm" svg:y="8.925cm">
          <text:p text:style-name="P3"><text:span text:style-name="T14">the filename (optional)</text:span></text:p>
          <draw:enhanced-geometry svg:viewBox="0 0 21600 21600" draw:type="rectangle" draw:enhanced-path="M 0 0 L 21600 0 21600 21600 0 21600 0 0 Z N"/>
        </draw:custom-shape>
        <draw:line draw:style-name="gr35" draw:text-style-name="P8" draw:layer="layout" svg:x1="10.16cm" svg:y1="9.146cm" svg:x2="10.164cm" svg:y2="7.902cm">
          <text:p/>
        </draw:line>
        <draw:line draw:style-name="gr36" draw:text-style-name="P8" draw:layer="layout" svg:x1="15.959cm" svg:y1="9.146cm" svg:x2="15.963cm" svg:y2="7.902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stabilit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functions using internally wired file scope data are hard to test</text:span></text:p>
                <text:list text:style-name="L6">
                  <text:list-item>
                    <text:p text:style-name="P7"><text:span text:style-name="T3">the Parameterize from Above (PfA) pattern can help to loosen the tight coupling</text:span></text:p>
                  </text:list-item>
                </text:list>
              </text:list-item>
            </text:list>
          </draw:text-box>
        </draw:frame>
        <draw:custom-shape draw:style-name="gr14" draw:text-style-name="P2" draw:layer="layout" svg:width="15.805cm" svg:height="3.911cm" svg:x="5.759cm" svg:y="6.416cm">
          <text:p text:style-name="P11"><text:span text:style-name="T16">void </text:span><text:span text:style-name="T30">not_easy_to_test(</text:span><text:span text:style-name="T16">void</text:span><text:span text:style-name="T30">)</text:span></text:p>
          <text:p text:style-name="P11"><text:span text:style-name="T30">{</text:span></text:p>
          <text:p text:style-name="P11"><text:span text:style-name="T30"><text:s text:c="4"/></text:span><text:span text:style-name="T30">printf(...);</text:span></text:p>
          <text:p text:style-name="P11"><text:span text:style-name="T30"><text:s text:c="4"/></text:span><text:span text:style-name="T30">printf(...);</text:span></text:p>
          <text:p text:style-name="P11"><text:span text:style-name="T30"><text:s text:c="4"/></text:span><text:span text:style-name="T30">...</text:span></text:p>
          <text:p text:style-name="P11"><text:span text:style-name="T30">}</text:span></text:p>
          <draw:enhanced-geometry svg:viewBox="0 0 21600 21600" draw:type="mso-spt202" draw:enhanced-path="M 0 0 L 21600 0 21600 21600 0 21600 0 0 Z N"/>
        </draw:custom-shape>
        <draw:custom-shape draw:style-name="gr14" draw:text-style-name="P2" draw:layer="layout" svg:width="15.805cm" svg:height="3.911cm" svg:x="5.759cm" svg:y="11.417cm">
          <text:p text:style-name="P11"><text:span text:style-name="T16">void </text:span><text:span text:style-name="T30">easier_to_test(FILE * stream)</text:span></text:p>
          <text:p text:style-name="P11"><text:span text:style-name="T30">{</text:span></text:p>
          <text:p text:style-name="P11"><text:span text:style-name="T30"><text:s text:c="4"/></text:span><text:span text:style-name="T30">fprintf(stream, ...);</text:span></text:p>
          <text:p text:style-name="P11"><text:span text:style-name="T30"><text:s text:c="4"/></text:span><text:span text:style-name="T30">fprintf(stream, ...);</text:span></text:p>
          <text:p text:style-name="P11"><text:span text:style-name="T30"><text:s text:c="4"/></text:span><text:span text:style-name="T30">...</text:span></text:p>
          <text:p text:style-name="P11"><text:span text:style-name="T30">}</text:span></text:p>
          <draw:enhanced-geometry svg:viewBox="0 0 21600 21600" draw:type="mso-spt202" draw:enhanced-path="M 0 0 L 21600 0 21600 21600 0 21600 0 0 Z N"/>
        </draw:custom-shape>
        <draw:custom-shape draw:style-name="gr14" draw:text-style-name="P2" draw:layer="layout" svg:width="15.805cm" svg:height="2.693cm" svg:x="5.759cm" svg:y="15.637cm">
          <text:p text:style-name="P11"><text:span text:style-name="T16">void </text:span><text:span text:style-name="T30">not_easy_to_test(</text:span><text:span text:style-name="T16">void</text:span><text:span text:style-name="T30">)</text:span></text:p>
          <text:p text:style-name="P11"><text:span text:style-name="T30">{</text:span></text:p>
          <text:p text:style-name="P11"><text:span text:style-name="T30"><text:s text:c="4"/></text:span><text:span text:style-name="T30">easier_to_test(stdout);</text:span></text:p>
          <text:p text:style-name="P11"><text:span text:style-name="T30">}</text:span></text:p>
          <draw:enhanced-geometry svg:viewBox="0 0 21600 21600" draw:type="mso-spt202" draw:enhanced-path="M 0 0 L 21600 0 21600 21600 0 21600 0 0 Z N"/>
        </draw:custom-shape>
        <draw:custom-shape draw:style-name="gr37" draw:text-style-name="P2" draw:layer="layout" svg:width="2.8cm" svg:height="4.802cm" svg:x="18.962cm" svg:y="7.3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8" draw:text-style-name="P8" draw:layer="layout" svg:x1="14.16cm" svg:y1="16.528cm" svg:x2="14.164cm" svg:y2="17.127cm">
          <text:p/>
        </draw:line>
        <draw:line draw:style-name="gr39" draw:text-style-name="P8" draw:layer="layout" svg:x1="14.16cm" svg:y1="16.528cm" svg:x2="22.56cm" svg:y2="16.532cm">
          <text:p/>
        </draw:line>
        <draw:custom-shape draw:style-name="gr10" draw:text-style-name="P2" draw:layer="layout" svg:width="3.4cm" svg:height="1.023cm" svg:x="22.56cm" svg:y="15.928cm">
          <text:p text:style-name="P3"><text:span text:style-name="T14">a global</text:span></text:p>
          <draw:enhanced-geometry svg:viewBox="0 0 21600 21600" draw:type="mso-spt202" draw:enhanced-path="M 0 0 L 21600 0 21600 21600 0 21600 0 0 Z N"/>
        </draw:custom-shape>
        <draw:custom-shape draw:style-name="gr40" draw:text-style-name="P2" draw:layer="layout" svg:width="1.453cm" svg:height="2.797cm" svg:x="21.761cm" svg:y="7.126cm">
          <text:p text:style-name="P5"><text:span text:style-name="T33">?</text:span></text:p>
          <draw:enhanced-geometry svg:viewBox="0 0 21600 21600" draw:type="mso-spt202" draw:enhanced-path="M 0 0 L 21600 0 21600 21600 0 21600 0 0 Z N"/>
        </draw:custom-shape>
        <draw:custom-shape draw:style-name="gr41" draw:text-style-name="P2" draw:layer="layout" svg:width="3.201cm" svg:height="2.787cm" svg:x="21.758cm" svg:y="11.924cm">
          <text:p text:style-name="P3"><text:span text:style-name="T34"></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35">The printf function from &lt;stdio.h&gt; implicitly prints to the stdout FILE*. This makes a function that uses printf hard to test properly since its output is not easily accessible. </text:span></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stability</text:span></text:p>
          </draw:text-box>
        </draw:frame>
        <draw:custom-shape draw:style-name="gr14" draw:text-style-name="P2" draw:layer="layout" svg:width="21.202cm" svg:height="13.046cm" svg:x="5.159cm" svg:y="3.889cm">
          <text:p text:style-name="P11"><text:span text:style-name="T27"/></text:p>
          <text:p text:style-name="P11"><text:span text:style-name="T17">size_t fsize(FILE * stream);</text:span></text:p>
          <text:p text:style-name="P11"><text:span text:style-name="T16">int</text:span><text:span text:style-name="T17"> freadall(FILE * stream, </text:span><text:span text:style-name="T16">char</text:span><text:span text:style-name="T17"> buffer[], size_t n);</text:span></text:p>
          <text:p text:style-name="P11"><text:span text:style-name="T17"/></text:p>
          <text:p text:style-name="P11"><text:span text:style-name="T16">void </text:span><text:span text:style-name="T30">example_test(</text:span><text:span text:style-name="T16">void</text:span><text:span text:style-name="T30">)</text:span></text:p>
          <text:p text:style-name="P11"><text:span text:style-name="T30">{</text:span></text:p>
          <text:p text:style-name="P11"><text:span text:style-name="T30"><text:s text:c="4"/></text:span><text:span text:style-name="T30">FILE * stream = fopen(</text:span><text:span text:style-name="T36">"test.txt"</text:span><text:span text:style-name="T30">, </text:span><text:span text:style-name="T36">"w"</text:span><text:span text:style-name="T30">);</text:span></text:p>
          <text:p text:style-name="P11"><text:span text:style-name="T30"><text:s text:c="4"/></text:span><text:span text:style-name="T30">easier_to_test(stream);</text:span></text:p>
          <text:p text:style-name="P11"><text:span text:style-name="T30"><text:s text:c="4"/></text:span><text:span text:style-name="T30">fclose(stream);</text:span><text:span text:style-name="T30"><text:line-break/></text:span><text:span text:style-name="T30"/></text:p>
          <text:p text:style-name="P11"><text:span text:style-name="T30"><text:s text:c="4"/></text:span><text:span text:style-name="T30">stream = fopen(</text:span><text:span text:style-name="T27">"test.txt", "r"</text:span><text:span text:style-name="T30">);</text:span></text:p>
          <text:p text:style-name="P11"><text:span text:style-name="T30"><text:s text:c="4"/></text:span><text:span text:style-name="T30">size_t n = fsize(stream);</text:span></text:p>
          <text:p text:style-name="P11"><text:span text:style-name="T30"><text:s text:c="4"/></text:span><text:span text:style-name="T16">char</text:span><text:span text:style-name="T30"> * actual = malloc(n);</text:span></text:p>
          <text:p text:style-name="P11"><text:span text:style-name="T30"><text:s text:c="4"/></text:span><text:span text:style-name="T30">freadall(stream, actual, n);</text:span></text:p>
          <text:p text:style-name="P11"><text:span text:style-name="T30"><text:s text:c="4"/></text:span><text:span text:style-name="T30">fclose(stream);</text:span></text:p>
          <text:p text:style-name="P11"><text:span text:style-name="T30"/></text:p>
          <text:p text:style-name="P11"><text:span text:style-name="T30"><text:s text:c="4"/></text:span><text:span text:style-name="T16">const</text:span><text:span text:style-name="T30"> </text:span><text:span text:style-name="T16">char</text:span><text:span text:style-name="T30"> * expected = </text:span><text:span text:style-name="T36">"42"</text:span><text:span text:style-name="T30">;</text:span></text:p>
          <text:p text:style-name="P11"><text:span text:style-name="T30"><text:s text:c="4"/></text:span><text:span text:style-name="T30">bool same = strcmp(expected, actual) == 0;</text:span></text:p>
          <text:p text:style-name="P11"><text:span text:style-name="T30"><text:s text:c="4"/></text:span><text:span text:style-name="T30">free(actual);</text:span></text:p>
          <text:p text:style-name="P11"><text:span text:style-name="T30"><text:s text:c="4"/></text:span><text:span text:style-name="T30">assert(same);</text:span></text:p>
          <text:p text:style-name="P11"><text:span text:style-name="T30">}</text:span></text:p>
          <draw:enhanced-geometry svg:viewBox="0 0 21600 21600" draw:type="mso-spt202" draw:enhanced-path="M 0 0 L 21600 0 21600 21600 0 21600 0 0 Z N"/>
        </draw:custom-shape>
        <draw:line draw:style-name="gr18" draw:text-style-name="P8" draw:layer="layout" svg:x1="4.357cm" svg:y1="8.692cm" svg:x2="6.756cm" svg:y2="8.696cm">
          <text:p/>
        </draw:line>
        <draw:frame presentation:style-name="pr3" draw:text-style-name="P2" draw:layer="layout" svg:width="22.649cm" svg:height="16.934cm" svg:x="3.597cm" svg:y="1.058cm" presentation:class="outline" presentation:user-transformed="true">
          <draw:text-box>
            <text:list text:style-name="L9">
              <text:list-item>
                <text:p text:style-name="P6"><text:span text:style-name="T3">better – but still not a </text:span><text:span text:style-name="T37">unit</text:span><text:span text:style-name="T3"> test</text:span></text:p>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10">The code in the example is simplified. For example, malloc and fopen could both fail.</text:span></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stabilit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unit test cannot touch the file system</text:span></text:p>
                <text:list text:style-name="L6">
                  <text:list-item>
                    <text:p text:style-name="P7"><text:span text:style-name="T3">use PfA again; make the parameter a function ptr</text:span></text:p>
                  </text:list-item>
                  <text:list-item>
                    <text:p text:style-name="P7"><text:span text:style-name="T3">note the external API is again unchanged</text:span></text:p>
                  </text:list-item>
                </text:list>
              </text:list-item>
            </text:list>
          </draw:text-box>
        </draw:frame>
        <draw:custom-shape draw:style-name="gr14" draw:text-style-name="P2" draw:layer="layout" svg:width="15.8cm" svg:height="3.302cm" svg:x="4.758cm" svg:y="5.636cm">
          <text:p text:style-name="P11"><text:span text:style-name="T16">void </text:span><text:span text:style-name="T30">not_easy_to_test(FILE * stream)</text:span></text:p>
          <text:p text:style-name="P11"><text:span text:style-name="T30">{</text:span></text:p>
          <text:p text:style-name="P11"><text:span text:style-name="T30"><text:s text:c="4"/></text:span><text:span text:style-name="T16">int</text:span><text:span text:style-name="T30"> result = fputc(</text:span><text:span text:style-name="T36">'4'</text:span><text:span text:style-name="T30">, stream);</text:span></text:p>
          <text:p text:style-name="P11"><text:span text:style-name="T30"><text:s text:c="4"/></text:span><text:span text:style-name="T30">...</text:span></text:p>
          <text:p text:style-name="P11"><text:span text:style-name="T30">}</text:span></text:p>
          <draw:enhanced-geometry svg:viewBox="0 0 21600 21600" draw:type="mso-spt202" draw:enhanced-path="M 0 0 L 21600 0 21600 21600 0 21600 0 0 Z N"/>
        </draw:custom-shape>
        <draw:custom-shape draw:style-name="gr14" draw:text-style-name="P2" draw:layer="layout" svg:width="21.603cm" svg:height="3.302cm" svg:x="4.758cm" svg:y="10.045cm">
          <text:p text:style-name="P11"><text:span text:style-name="T16">void </text:span><text:span text:style-name="T30">easy_to_test(</text:span><text:span text:style-name="T16">void</text:span><text:span text:style-name="T30"> * v, </text:span><text:span text:style-name="T16">int</text:span><text:span text:style-name="T30"> putter(</text:span><text:span text:style-name="T16">int</text:span><text:span text:style-name="T30">, </text:span><text:span text:style-name="T16">void</text:span><text:span text:style-name="T30"> *))</text:span></text:p>
          <text:p text:style-name="P11"><text:span text:style-name="T30">{</text:span></text:p>
          <text:p text:style-name="P11"><text:span text:style-name="T30"><text:s text:c="4"/></text:span><text:span text:style-name="T16">int</text:span><text:span text:style-name="T30"> result = putter(</text:span><text:span text:style-name="T36">'4'</text:span><text:span text:style-name="T30">, v);</text:span></text:p>
          <text:p text:style-name="P11"><text:span text:style-name="T30"><text:s text:c="4"/></text:span><text:span text:style-name="T30">...</text:span></text:p>
          <text:p text:style-name="P11"><text:span text:style-name="T30">}</text:span></text:p>
          <draw:enhanced-geometry svg:viewBox="0 0 21600 21600" draw:type="mso-spt202" draw:enhanced-path="M 0 0 L 21600 0 21600 21600 0 21600 0 0 Z N"/>
        </draw:custom-shape>
        <draw:custom-shape draw:style-name="gr42" draw:text-style-name="P2" draw:layer="layout" svg:width="15.8cm" svg:height="2.693cm" svg:x="8.158cm" svg:y="12.74cm">
          <text:p text:style-name="P11"><text:span text:style-name="T16">int </text:span><text:span text:style-name="T30">fputc_stub(</text:span><text:span text:style-name="T16">int </text:span><text:span text:style-name="T17">ch,</text:span><text:span text:style-name="T16"> void </text:span><text:span text:style-name="T17">* stream)</text:span></text:p>
          <text:p text:style-name="P11"><text:span text:style-name="T30">{</text:span></text:p>
          <text:p text:style-name="P11"><text:span text:style-name="T30"><text:s text:c="4"/></text:span><text:span text:style-name="T16">return</text:span><text:span text:style-name="T30"> fputc(ch, (FILE*)stream);</text:span></text:p>
          <text:p text:style-name="P11"><text:span text:style-name="T30">}</text:span></text:p>
          <draw:enhanced-geometry svg:viewBox="0 0 21600 21600" draw:type="mso-spt202" draw:enhanced-path="M 0 0 L 21600 0 21600 21600 0 21600 0 0 Z N"/>
        </draw:custom-shape>
        <draw:custom-shape draw:style-name="gr14" draw:text-style-name="P2" draw:layer="layout" svg:width="15.8cm" svg:height="2.693cm" svg:x="10.358cm" svg:y="15.236cm">
          <text:p text:style-name="P11"><text:span text:style-name="T16">void </text:span><text:span text:style-name="T30">not_easy_to_test(FILE * stream)</text:span></text:p>
          <text:p text:style-name="P11"><text:span text:style-name="T30">{</text:span></text:p>
          <text:p text:style-name="P11"><text:span text:style-name="T30"><text:s text:c="4"/></text:span><text:span text:style-name="T30">easy_to_test(stream, fputc_stub);</text:span></text:p>
          <text:p text:style-name="P11"><text:span text:style-name="T30">}</text:span></text:p>
          <draw:enhanced-geometry svg:viewBox="0 0 21600 21600" draw:type="mso-spt202" draw:enhanced-path="M 0 0 L 21600 0 21600 21600 0 21600 0 0 Z N"/>
        </draw:custom-shape>
        <draw:custom-shape draw:style-name="gr43" draw:text-style-name="P2" draw:layer="layout" svg:width="4.401cm" svg:height="4.603cm" draw:transform="rotate (-1.57079632679579) translate (23.595cm 5.975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stability</text:span></text:p>
          </draw:text-box>
        </draw:frame>
        <draw:custom-shape draw:style-name="gr14" draw:text-style-name="P2" draw:layer="layout" svg:width="21.603cm" svg:height="3.302cm" svg:x="4.758cm" svg:y="5.428cm">
          <text:p text:style-name="P11"><text:span text:style-name="T16">void </text:span><text:span text:style-name="T30">easy_to_test(</text:span><text:span text:style-name="T16">void</text:span><text:span text:style-name="T30"> * v, </text:span><text:span text:style-name="T16">int</text:span><text:span text:style-name="T30"> putter(</text:span><text:span text:style-name="T16">int</text:span><text:span text:style-name="T30">, </text:span><text:span text:style-name="T16">void</text:span><text:span text:style-name="T30"> *))</text:span></text:p>
          <text:p text:style-name="P11"><text:span text:style-name="T30">{</text:span></text:p>
          <text:p text:style-name="P11"><text:span text:style-name="T30"><text:s text:c="4"/></text:span><text:span text:style-name="T16">int</text:span><text:span text:style-name="T30"> result = putter(v, ch);</text:span></text:p>
          <text:p text:style-name="P11"><text:span text:style-name="T30"><text:s text:c="4"/></text:span><text:span text:style-name="T30">...</text:span></text:p>
          <text:p text:style-name="P11"><text:span text:style-name="T30">}</text:span></text:p>
          <draw:enhanced-geometry svg:viewBox="0 0 21600 21600" draw:type="mso-spt202" draw:enhanced-path="M 0 0 L 21600 0 21600 21600 0 21600 0 0 Z N"/>
        </draw:custom-shape>
        <draw:custom-shape draw:style-name="gr14" draw:text-style-name="P2" draw:layer="layout" svg:width="21.603cm" svg:height="8.783cm" svg:x="4.758cm" svg:y="9.349cm">
          <text:p text:style-name="P11"><text:span text:style-name="T16"/></text:p>
          <text:p text:style-name="P11"><text:span text:style-name="T16">int </text:span><text:span text:style-name="T17">my_putter(</text:span><text:span text:style-name="T16">int</text:span><text:span text:style-name="T17"> c, </text:span><text:span text:style-name="T16">void</text:span><text:span text:style-name="T17"> * v)</text:span></text:p>
          <text:p text:style-name="P11"><text:span text:style-name="T17">{</text:span></text:p>
          <text:p text:style-name="P11"><text:span text:style-name="T17"><text:s text:c="3"/></text:span><text:span text:style-name="T16">char</text:span><text:span text:style-name="T17"> * ptr = v;</text:span></text:p>
          <text:p text:style-name="P11"><text:span text:style-name="T17"><text:s text:c="3"/></text:span><text:span text:style-name="T17">*ptr = c;</text:span></text:p>
          <text:p text:style-name="P11"><text:span text:style-name="T17"><text:s text:c="3"/></text:span><text:span text:style-name="T16">return</text:span><text:span text:style-name="T17"> c;</text:span></text:p>
          <text:p text:style-name="P11"><text:span text:style-name="T17">} </text:span></text:p>
          <text:p text:style-name="P11"><text:span text:style-name="T17"/></text:p>
          <text:p text:style-name="P11"><text:span text:style-name="T16">void </text:span><text:span text:style-name="T30">example_test(</text:span><text:span text:style-name="T16">void</text:span><text:span text:style-name="T30">)</text:span></text:p>
          <text:p text:style-name="P11"><text:span text:style-name="T30">{</text:span></text:p>
          <text:p text:style-name="P11"><text:span text:style-name="T30"><text:s text:c="4"/></text:span><text:span text:style-name="T16">char</text:span><text:span text:style-name="T30"> put[] = { </text:span><text:span text:style-name="T36">'\0'</text:span><text:span text:style-name="T30"> };</text:span></text:p>
          <text:p text:style-name="P11"><text:span text:style-name="T30"><text:s text:c="4"/></text:span><text:span text:style-name="T30">easy_to_test(put, my_putter);</text:span></text:p>
          <text:p text:style-name="P11"><text:span text:style-name="T30"><text:s text:c="4"/></text:span><text:span text:style-name="T30">assert(put[0] == </text:span><text:span text:style-name="T36">'4'</text:span><text:span text:style-name="T30">);</text:span></text:p>
          <text:p text:style-name="P11"><text:span text:style-name="T30">}</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now a proper unit test</text:span></text:p>
                <text:list text:style-name="L6">
                  <text:list-item>
                    <text:p text:style-name="P7"><text:span text:style-name="T3">isolated, repeatable, automatable, fast</text:span></text:p>
                  </text:list-item>
                </text:list>
              </text:list-item>
            </text:list>
          </draw:text-box>
        </draw:frame>
        <draw:line draw:style-name="gr44" draw:text-style-name="P8" draw:layer="layout" svg:x1="19.791cm" svg:y1="16.528cm" svg:x2="17.723cm" svg:y2="16.532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draw:page draw:name="page1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stabilit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esting</text:span></text:p>
                <text:list text:style-name="L6">
                  <text:list-item>
                    <text:p text:style-name="P7"><text:span text:style-name="T3">no one aspect of software development is more encompassing than testing</text:span></text:p>
                  </text:list-item>
                  <text:list-item>
                    <text:p text:style-name="P7"><text:span text:style-name="T3">make unit testing compulsory</text:span></text:p>
                  </text:list-item>
                </text:list>
              </text:list-item>
              <text:list-item>
                <text:p text:style-name="P6"><text:span text:style-name="T3"><text:s/></text:span><text:span text:style-name="T3">dependencies</text:span></text:p>
                <text:list text:style-name="L6">
                  <text:list-item>
                    <text:p text:style-name="P7"><text:span text:style-name="T3">unit testing helps to ensure active management of dependencies</text:span></text:p>
                  </text:list-item>
                  <text:list-item>
                    <text:p text:style-name="P7"><text:span text:style-name="T3">it helps to reveal the dependency horizon </text:span></text:p>
                  </text:list-item>
                  <text:list-item>
                    <text:p text:style-name="P7"><text:span text:style-name="T3">Parameterize from Above</text:span></text:p>
                  </text:list-item>
                  <text:list-item>
                    <text:p text:style-name="P7"><text:span text:style-name="T3">Don’t Talk To Strangers</text:span></text:p>
                  </text:list-item>
                </text:list>
              </text:list-item>
            </text:list>
            <text:p text:style-name="P7"><text:span text:style-name="T3"/></text:p>
          </draw:text-box>
        </draw:frame>
        <draw:custom-shape draw:style-name="gr10" draw:text-style-name="P2" draw:layer="layout" svg:width="10.799cm" svg:height="2.801cm" svg:x="8.158cm" svg:y="14.129cm">
          <text:p text:style-name="P3"><text:span text:style-name="T38">TESTING</text:span></text:p>
          <draw:enhanced-geometry svg:viewBox="0 0 21600 21600" draw:type="mso-spt202" draw:enhanced-path="M 0 0 L 21600 0 21600 21600 0 21600 0 0 Z N"/>
        </draw:custom-shape>
        <draw:custom-shape draw:style-name="gr10" draw:text-style-name="P2" draw:layer="layout" svg:width="10.8cm" svg:height="2.801cm" draw:transform="rotate (0.71558499331754) translate (16.77cm 16.652cm)">
          <text:p text:style-name="P3"><text:span text:style-name="T38">TESTING</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72cm" svg:height="11.476cm" svg:x="2.963cm" svg:y="11.8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msArrowEnd_20_5" draw:display-name="msArrowEnd 5" svg:viewBox="0 0 213 213" svg:d="m107 0 106 213h-213z"/>
    <draw:stroke-dash draw:name="Dash_20_2" draw:display-name="Dash 2" draw:style="rect" draw:dots2="1" draw:dots2-length="0.176cm" draw:distance="0.132cm"/>
    <draw:stroke-dash draw:name="Dash_20_3" draw:display-name="Dash 3" draw:style="rect" draw:dots2="1" draw:dots2-length="0.284cm" draw:distance="0.213cm"/>
    <draw:stroke-dash draw:name="Dash_20_4" draw:display-name="Dash 4" draw:style="rect" draw:dots2="1" draw:dots2-length="0.14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family-generic="swiss" style:font-pitch="variable" fo:font-size="36pt" fo:font-style="normal" fo:text-shadow="1pt 1pt" style:text-underline-style="none" fo:font-weight="bold" style:font-family-asian="'Arial Unicode MS'" style:font-pitch-asian="variable" style:font-size-asian="36pt" style:font-style-asian="normal" style:font-weight-asian="bold" style:font-family-complex="'Arial Unicode M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28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28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44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88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55cm" svg:height="2.307cm" svg:x="1.057cm" svg:y="2.752cm" presentation:class="title" presentation:placeholder="true">
        <draw:text-box/>
      </draw:frame>
      <draw:frame presentation:style-name="Default-outline1" draw:layer="backgroundobjects" svg:width="22.627cm" svg:height="16.912cm" svg:x="3.597cm" svg:y="1.058cm" presentation:class="outline" presentation:placeholder="true">
        <draw:text-box/>
      </draw:frame>
      <draw:frame presentation:style-name="Mpr1" draw:text-style-name="MP4" draw:layer="backgroundobjects" svg:width="2.095cm" svg:height="1.273cm" svg:x="1.057cm" svg:y="1.057cm" presentation:class="page-number">
        <draw:text-box>
          <text:p text:style-name="MP3"><text:span text:style-name="MT1"><text:page-number>&lt;number&gt;</text:page-number></text:span></text:p>
        </draw:text-box>
      </draw:frame>
      <draw:line draw:style-name="Mgr3" draw:text-style-name="MP5" draw:layer="backgroundobjects" svg:x1="3.387cm" svg:y1="18.014cm" svg:x2="3.391cm" svg:y2="1.036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24cm" svg:height="1.227cm" svg:x="0cm" svg:y="0cm" presentation:class="header">
          <draw:text-box>
            <text:p text:style-name="MP3"><text:span text:style-name="MT2"><presentation:header/></text:span></text:p>
          </draw:text-box>
        </draw:frame>
        <draw:frame presentation:style-name="Mpr3" draw:text-style-name="MP9" draw:layer="backgroundobjects" svg:width="8.524cm" svg:height="1.227cm" svg:x="11.183cm" svg:y="0cm" presentation:class="date-time">
          <draw:text-box>
            <text:p text:style-name="MP8"><text:span text:style-name="MT2"><presentation:date-time/></text:span></text:p>
          </draw:text-box>
        </draw:frame>
        <draw:page-thumbnail presentation:style-name="Default-title" draw:layer="backgroundobjects" svg:width="13.45cm" svg:height="9.306cm" svg:x="3.126cm" svg:y="1.895cm" presentation:class="page"/>
        <draw:frame presentation:style-name="Default-notes" draw:layer="backgroundobjects" svg:width="14.372cm" svg:height="11.219cm" svg:x="2.963cm" svg:y="11.862cm" presentation:class="notes" presentation:placeholder="true">
          <draw:text-box/>
        </draw:frame>
        <draw:frame presentation:style-name="Mpr4" draw:text-style-name="MP4" draw:layer="backgroundobjects" svg:width="8.529cm" svg:height="1.143cm" svg:x="0.528cm" svg:y="23.472cm" presentation:class="footer">
          <draw:text-box>
            <text:p text:style-name="MP3"><text:span text:style-name="MT2"><presentation:footer/></text:span></text:p>
          </draw:text-box>
        </draw:frame>
        <draw:frame presentation:style-name="Mpr5" draw:text-style-name="MP9" draw:layer="backgroundobjects" svg:width="8.313cm" svg:height="0.887cm" svg:x="11.12cm" svg:y="23.728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Appendix</dc:title>
    <meta:initial-creator>Jon Jagger</meta:initial-creator>
    <meta:creation-date>1996-09-18T10:28:26</meta:creation-date>
    <dc:creator>Kevlin Henney</dc:creator>
    <dc:date>2008-06-17T14:10:31</dc:date>
    <meta:print-date>1999-08-14T10:11:44</meta:print-date>
    <meta:editing-cycles>2055</meta:editing-cycles>
    <meta:editing-duration>PT449H53M55S</meta:editing-duration>
    <meta:document-statistic meta:object-count="405"/>
    <meta:generator>NeoOffice/3.1.2$Unix OpenOffice.org_project/Patch 0</meta:generator>
  </office:meta>
</office:document-meta>
</file>